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2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3" style:family="table-cell" style:parent-style-name="Default">
      <style:table-cell-properties fo:background-color="#00ffff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00dcff"/>
    </style:style>
    <style:style style:name="ce28" style:family="table-cell" style:parent-style-name="Default" style:data-style-name="N37"/>
    <style:style style:name="ce29" style:family="table-cell" style:parent-style-name="Default">
      <style:text-properties fo:color="#00ff00"/>
    </style:style>
    <style:style style:name="ce30" style:family="table-cell" style:parent-style-name="Default">
      <style:table-cell-properties fo:background-color="#ffffff"/>
      <style:text-properties fo:color="#000000"/>
    </style:style>
    <style:style style:name="ce3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3" style:family="table-cell" style:parent-style-name="Default"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66ffff"/>
    </style:style>
    <style:style style:name="ce37" style:family="table-cell" style:parent-style-name="Default">
      <style:table-cell-properties fo:background-color="#23ff23"/>
    </style:style>
    <style:style style:name="ce38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ccff"/>
    </style:style>
    <style:style style:name="ce40" style:family="table-cell" style:parent-style-name="Default">
      <style:table-cell-properties fo:background-color="#e6e6ff"/>
    </style:style>
    <style:style style:name="ce41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42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99ff66"/>
    </style:style>
    <style:style style:name="ce47" style:family="table-cell" style:parent-style-name="Default">
      <style:table-cell-properties fo:background-color="#33ff99"/>
    </style:style>
    <style:style style:name="ce48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fo:background-color="#00cc33"/>
    </style:style>
    <style:style style:name="ce50" style:family="table-cell" style:parent-style-name="Default">
      <style:table-cell-properties fo:background-color="#99ccff"/>
    </style:style>
    <style:style style:name="ce51" style:family="table-cell" style:parent-style-name="Default">
      <style:table-cell-properties fo:background-color="#00ff66"/>
    </style:style>
    <style:style style:name="ce52" style:family="table-cell" style:parent-style-name="Default">
      <style:table-cell-properties fo:background-color="#00cc00"/>
    </style:style>
    <style:style style:name="ce53" style:family="table-cell" style:parent-style-name="Default">
      <style:table-cell-properties fo:background-color="#ff00ff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Debt</text:p>
          </table:table-cell>
          <table:table-cell table:style-name="ce1" office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>
            <text:p>1<text:span text:style-name="T1">st</text:span></text:p>
          </table:table-cell>
          <table:table-cell office:value-type="float" office:value="7200">
            <text:p>7200</text:p>
          </table:table-cell>
          <table:table-cell office:value-type="float" office:value="3750">
            <text:p>3750</text:p>
          </table:table-cell>
          <table:table-cell office:value-type="float" office:value="4520">
            <text:p>4520</text:p>
          </table:table-cell>
          <table:table-cell office:value-type="float" office:value="1800">
            <text:p>1800</text:p>
          </table:table-cell>
          <table:table-cell office:value-type="float" office:value="2750">
            <text:p>2750</text:p>
          </table:table-cell>
          <table:table-cell table:style-name="ce2" table:formula="of:=SUM([.B2:.F2])" office:value-type="float" office:value="20020">
            <text:p>20020</text:p>
          </table:table-cell>
          <table:table-cell table:style-name="ce2" table:formula="of:=[.G2]/9" office:value-type="float" office:value="2224.44444444444">
            <text:p>2224.4444444445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office:value-type="float" office:value="50000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style-name="ce2" table:formula="of:=[.L2]/9" office:value-type="float" office:value="5555.55555555556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Ն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/>
          <table:table-cell table:style-name="ce2" office:value-type="string">
            <text:p>Վահան</text:p>
          </table:table-cell>
          <table:table-cell table:style-name="ce2"/>
          <table:table-cell/>
          <table:table-cell office:value-type="string">
            <text:p>Վահան</text:p>
          </table:table-cell>
          <table:table-cell/>
          <table:table-cell office:value-type="float" office:value="660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>
            <text:p>Կարեն</text:p>
          </table:table-cell>
          <table:table-cell table:style-name="ce2"/>
          <table:table-cell/>
          <table:table-cell office:value-type="string">
            <text:p>Կարեն</text:p>
          </table:table-cell>
          <table:table-cell/>
          <table:table-cell office:value-type="float" office:value="1210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>
            <text:p>800</text:p>
          </table:table-cell>
          <table:table-cell table:formula="of:=[.C2]/10" office:value-type="float" office:value="375">
            <text:p>375</text:p>
          </table:table-cell>
          <table:table-cell table:formula="of:=[.D2]/11" office:value-type="float" office:value="410.909090909091">
            <text:p>410.9090909091</text:p>
          </table:table-cell>
          <table:table-cell table:formula="of:=[.E2]/10" office:value-type="float" office:value="180">
            <text:p>180</text:p>
          </table:table-cell>
          <table:table-cell table:formula="of:=[.F2]/11" office:value-type="float" office:value="250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2<text:span text:style-name="T1">nd</text:span></text:p>
          </table:table-cell>
          <table:table-cell office:value-type="float" office:value="5150">
            <text:p>5150</text:p>
          </table:table-cell>
          <table:table-cell office:value-type="float" office:value="5200">
            <text:p>5200</text:p>
          </table:table-cell>
          <table:table-cell office:value-type="float" office:value="4050">
            <text:p>4050</text:p>
          </table:table-cell>
          <table:table-cell office:value-type="float" office:value="3100">
            <text:p>3100</text:p>
          </table:table-cell>
          <table:table-cell table:style-name="ce4" office:value-type="string">
            <text:p>-------</text:p>
          </table:table-cell>
          <table:table-cell table:style-name="ce2" table:formula="of:=SUM([.B14:.E14])" office:value-type="float" office:value="17500">
            <text:p>17500</text:p>
          </table:table-cell>
          <table:table-cell table:style-name="ce2" table:formula="of:=[.G14]/12" office:value-type="float" office:value="1458.33333333333">
            <text:p>1458.3333333333</text:p>
          </table:table-cell>
          <table:table-cell office:value-type="string">
            <text:p>Անի Գ․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1460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 office:value-type="float" office:value="20000">
            <text:p>20000</text:p>
          </table:table-cell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table:number-columns-repeated="5"/>
          <table:table-cell office:value-type="string">
            <text:p>Ն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Հրաչյ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>
            <text:p>3<text:span text:style-name="T1">rd</text:span></text:p>
          </table:table-cell>
          <table:table-cell office:value-type="float" office:value="4650">
            <text:p>4650</text:p>
          </table:table-cell>
          <table:table-cell office:value-type="float" office:value="3400">
            <text:p>3400</text:p>
          </table:table-cell>
          <table:table-cell office:value-type="float" office:value="4050">
            <text:p>4050</text:p>
          </table:table-cell>
          <table:table-cell office:value-type="float" office:value="5680">
            <text:p>5680</text:p>
          </table:table-cell>
          <table:table-cell table:style-name="ce4" office:value-type="string">
            <text:p>---------</text:p>
          </table:table-cell>
          <table:table-cell table:style-name="ce2" table:formula="of:=SUM([.B29:.E29])" office:value-type="float" office:value="17780">
            <text:p>17780</text:p>
          </table:table-cell>
          <table:table-cell table:style-name="ce2" table:formula="of:=[.G29]/12" office:value-type="float" office:value="1481.66666666667">
            <text:p>1481.6666666667</text:p>
          </table:table-cell>
          <table:table-cell office:value-type="string">
            <text:p>Անի Գ․</text:p>
          </table:table-cell>
          <table:table-cell/>
          <table:table-cell table:formula="of:=SUM([.B30];[.C30];[.D30];[.E30])" office:value-type="float" office:value="1550.45454545455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>
            <text:p>387.5</text:p>
          </table:table-cell>
          <table:table-cell table:formula="of:=[.C29]/11" office:value-type="float" office:value="309.090909090909">
            <text:p>309.0909090909</text:p>
          </table:table-cell>
          <table:table-cell table:formula="of:=[.D29]/12" office:value-type="float" office:value="337.5">
            <text:p>337.5</text:p>
          </table:table-cell>
          <table:table-cell table:formula="of:=[.E29]/11" office:value-type="float" office:value="516.363636363636">
            <text:p>516.3636363636</text:p>
          </table:table-cell>
          <table:table-cell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style-name="ce2" office:value-type="string">
            <text:p>- Հրաչ</text:p>
          </table:table-cell>
          <table:table-cell table:number-columns-repeated="3"/>
          <table:table-cell office:value-type="string">
            <text:p>Հրաչ</text:p>
          </table:table-cell>
          <table:table-cell/>
          <table:table-cell table:formula="of:=SUM([.B30];[.D30])" office:value-type="float" office:value="725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>
            <text:p>4<text:span text:style-name="T1">th</text:span></text:p>
          </table:table-cell>
          <table:table-cell office:value-type="float" office:value="4550">
            <text:p>4550</text:p>
          </table:table-cell>
          <table:table-cell office:value-type="float" office:value="5000">
            <text:p>5000</text:p>
          </table:table-cell>
          <table:table-cell office:value-type="float" office:value="4300">
            <text:p>4300</text:p>
          </table:table-cell>
          <table:table-cell office:value-type="float" office:value="3600">
            <text:p>3600</text:p>
          </table:table-cell>
          <table:table-cell table:style-name="ce4" office:value-type="float" office:value="2950">
            <text:p>2950</text:p>
          </table:table-cell>
          <table:table-cell table:style-name="ce2" table:formula="of:=SUM([.B44:.F44])" office:value-type="float" office:value="20400">
            <text:p>20400</text:p>
          </table:table-cell>
          <table:table-cell table:style-name="ce2" table:formula="of:=[.G44]/13" office:value-type="float" office:value="1569.23076923077">
            <text:p>1569.2307692308</text:p>
          </table:table-cell>
          <table:table-cell office:value-type="string">
            <text:p>Անի Գ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>
            <text:p>350</text:p>
          </table:table-cell>
          <table:table-cell table:formula="of:=[.C44]/12" office:value-type="float" office:value="416.666666666667">
            <text:p>416.6666666667</text:p>
          </table:table-cell>
          <table:table-cell table:formula="of:=[.D44]/13" office:value-type="float" office:value="330.769230769231">
            <text:p>330.7692307692</text:p>
          </table:table-cell>
          <table:table-cell table:formula="of:=[.E44]/11" office:value-type="float" office:value="327.272727272727">
            <text:p>327.2727272727</text:p>
          </table:table-cell>
          <table:table-cell table:formula="of:=[.F44]/11" office:value-type="float" office:value="268.181818181818">
            <text:p>268.1818181818</text:p>
          </table:table-cell>
          <table:table-cell table:style-name="ce2"/>
          <table:table-cell/>
          <table:table-cell office:value-type="string">
            <text:p>Անժելա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table:formula="of:=SUM([.B45:.D45])" office:value-type="float" office:value="1097.4358974359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 office:value-type="float" office:value="5000">
            <text:p>5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number-columns-repeated="2" table:style-name="ce2" office:value-type="string">
            <text:p>- Հրաչ</text:p>
          </table:table-cell>
          <table:table-cell table:number-columns-repeated="2"/>
          <table:table-cell office:value-type="string">
            <text:p>Հրաչ</text:p>
          </table:table-cell>
          <table:table-cell/>
          <table:table-cell table:formula="of:=SUM([.B45];[.D45])" office:value-type="float" office:value="680.769230769231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>
            <text:p>- Արեգ</text:p>
          </table:table-cell>
          <table:table-cell office:value-type="string">
            <text:p>- <text:span text:style-name="T2">Արեգ</text:span></text:p>
          </table:table-cell>
          <table:table-cell table:number-columns-repeated="2"/>
          <table:table-cell office:value-type="string">
            <text:p>Հասմիկ Դ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ի Գ․</text:p>
          </table:table-cell>
          <table:table-cell table:formula="of:=SUM([.K2];[.K14];[.K29];[.K44])" office:value-type="float" office:value="6718.34498834499">
            <text:p>6718.344988345</text:p>
          </table:table-cell>
          <table:table-cell office:value-type="string">
            <text:p>6720+555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6720">
            <text:p>6720</text:p>
          </table:table-cell>
          <table:table-cell office:value-type="string">
            <text:p>6720+550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եգ</text:p>
          </table:table-cell>
          <table:table-cell table:formula="of:=SUM([.K6];[.K18];[.K33];[.K48])" office:value-type="float" office:value="6122.4358974359">
            <text:p>6122.4358974359</text:p>
          </table:table-cell>
          <table:table-cell office:value-type="string">
            <text:p>6120+5550-20000</text:p>
          </table:table-cell>
          <table:table-cell office:value-type="float" office:value="8330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6720">
            <text:p>6720</text:p>
          </table:table-cell>
          <table:table-cell office:value-type="string">
            <text:p>6720+5550-15000</text:p>
          </table:table-cell>
          <table:table-cell office:value-type="float" office:value="2730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Մ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Նանե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Սարգիս</text:p>
          </table:table-cell>
          <table:table-cell table:style-name="ce3" table:formula="of:=SUM([.K37];[.K22];[.K52])" office:value-type="float" office:value="4702.89044289044">
            <text:p>4702.8904428905</text:p>
          </table:table-cell>
          <table:table-cell table:style-name="ce3" office:value-type="float" office:value="4700">
            <text:p>4700</text:p>
          </table:table-cell>
          <table:table-cell table:style-name="ce3" office:value-type="float" office:value="-4700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 table:style-name="ce3" table:formula="of:=SUM([.K11];[.K23];[.K38];[.K53])" office:value-type="float" office:value="5362.89044289044">
            <text:p>5362.8904428905</text:p>
          </table:table-cell>
          <table:table-cell table:style-name="ce3" office:value-type="string">
            <text:p>5360-5000</text:p>
          </table:table-cell>
          <table:table-cell office:value-type="float" office:value="-360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Կարեն</text:p>
          </table:table-cell>
          <table:table-cell table:style-name="ce3" table:formula="of:=SUM([.K12];[.K24];[.K39];[.K54])" office:value-type="float" office:value="5912.89044289044">
            <text:p>5912.8904428905</text:p>
          </table:table-cell>
          <table:table-cell table:style-name="ce3" office:value-type="float" office:value="5900">
            <text:p>5900</text:p>
          </table:table-cell>
          <table:table-cell office:value-type="float" office:value="-5900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րաչ</text:p>
          </table:table-cell>
          <table:table-cell table:style-name="ce3" table:formula="of:=SUM([.K55];[.K40];[.K25])" office:value-type="float" office:value="2865.76923076923">
            <text:p>2865.7692307692</text:p>
          </table:table-cell>
          <table:table-cell table:style-name="ce3" office:value-type="float" office:value="2870">
            <text:p>2870</text:p>
          </table:table-cell>
          <table:table-cell table:style-name="ce3" office:value-type="float" office:value="-2870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սմիկ Դ․</text:p>
          </table:table-cell>
          <table:table-cell table:style-name="ce3" table:formula="of:=SUM([.K10];[.K56])" office:value-type="float" office:value="3707.89044289044">
            <text:p>3707.8904428905</text:p>
          </table:table-cell>
          <table:table-cell office:value-type="string">
            <text:p>3700+5550-5000</text:p>
          </table:table-cell>
          <table:table-cell office:value-type="float" office:value="-4250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style-name="ce1" office:value-type="string">
            <text:p>Salary</text:p>
          </table:table-cell>
          <table:table-cell table:style-name="ce1" table:number-columns-repeated="2"/>
          <table:table-cell table:style-name="ce11" office:value-type="string">
            <text:p>Sum</text:p>
          </table:table-cell>
          <table:table-cell table:style-name="ce11"/>
          <table:table-cell table:style-name="ce11" office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5100">
            <text:p>5100</text:p>
          </table:table-cell>
          <table:table-cell office:value-type="float" office:value="3500">
            <text:p>3500</text:p>
          </table:table-cell>
          <table:table-cell office:value-type="float" office:value="7000">
            <text:p>7000</text:p>
          </table:table-cell>
          <table:table-cell office:value-type="float" office:value="3800">
            <text:p>3800</text:p>
          </table:table-cell>
          <table:table-cell office:value-type="float" office:value="3900">
            <text:p>3900</text:p>
          </table:table-cell>
          <table:table-cell table:style-name="ce2" table:formula="of:=SUM([.B2:.F2])" office:value-type="float" office:value="23300">
            <text:p>23300</text:p>
          </table:table-cell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30000">
            <text:p>30000</text:p>
          </table:table-cell>
          <table:table-cell table:style-name="ce2" office:value-type="string">
            <text:p>Անի Գ․</text:p>
          </table:table-cell>
          <table:table-cell table:formula="of:=SUM([.H2];[.H19];[.H35];[.H51])" office:value-type="float" office:value="5908.41991341991">
            <text:p>5908.4199134199</text:p>
          </table:table-cell>
          <table:table-cell office:value-type="float" office:value="4750">
            <text:p>4750</text:p>
          </table:table-cell>
          <table:table-cell table:formula="of:=SUM([.M2:.N2])" office:value-type="float" office:value="10658.4199134199">
            <text:p>10658.4199134199</text:p>
          </table:table-cell>
          <table:table-cell office:value-type="float" office:value="-5000">
            <text:p>-5000</text:p>
          </table:table-cell>
          <table:table-cell office:value-type="float" office:value="5660">
            <text:p>5660</text:p>
          </table:table-cell>
          <table:table-cell table:number-columns-repeated="2"/>
          <table:table-cell table:style-name="ce2" office:value-type="string">
            <text:p>Անի Գ․</text:p>
          </table:table-cell>
          <table:table-cell office:value-type="float" office:value="5660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ժելա</text:p>
          </table:table-cell>
          <table:table-cell office:value-type="float" office:value="3000">
            <text:p>3000</text:p>
          </table:table-cell>
          <table:table-cell/>
          <table:table-cell table:style-name="ce2" office:value-type="string">
            <text:p>Անժելա</text:p>
          </table:table-cell>
          <table:table-cell table:formula="of:=SUM([.H3];[.H20];[.H36];[.H52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3:.N3])" office:value-type="float" office:value="11549.7619047619">
            <text:p>11549.7619047619</text:p>
          </table:table-cell>
          <table:table-cell office:value-type="float" office:value="-8000">
            <text:p>-8000</text:p>
          </table:table-cell>
          <table:table-cell office:value-type="float" office:value="3550">
            <text:p>3550</text:p>
          </table:table-cell>
          <table:table-cell table:number-columns-repeated="2"/>
          <table:table-cell table:style-name="ce2" office:value-type="string">
            <text:p>Անժելա</text:p>
          </table:table-cell>
          <table:table-cell office:value-type="float" office:value="3550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Արմենուհի</text:p>
          </table:table-cell>
          <table:table-cell table:formula="of:=SUM([.H4];[.H21];[.H37];[.H53])" office:value-type="float" office:value="6349.7619047619">
            <text:p>6349.7619047619</text:p>
          </table:table-cell>
          <table:table-cell office:value-type="float" office:value="4750">
            <text:p>4750</text:p>
          </table:table-cell>
          <table:table-cell table:formula="of:=SUM([.M4:.N4])" office:value-type="float" office:value="11099.7619047619">
            <text:p>11099.7619047619</text:p>
          </table:table-cell>
          <table:table-cell office:value-type="float" office:value="-5000">
            <text:p>-5000</text:p>
          </table:table-cell>
          <table:table-cell office:value-type="float" office:value="6100">
            <text:p>6100</text:p>
          </table:table-cell>
          <table:table-cell table:number-columns-repeated="2"/>
          <table:table-cell table:style-name="ce2" office:value-type="string">
            <text:p>Արմենուհի</text:p>
          </table:table-cell>
          <table:table-cell office:value-type="float" office:value="6100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Գայանե</text:p>
          </table:table-cell>
          <table:table-cell office:value-type="float" office:value="7730">
            <text:p>7730</text:p>
          </table:table-cell>
          <table:table-cell/>
          <table:table-cell table:style-name="ce2" office:value-type="string">
            <text:p>Գայանե</text:p>
          </table:table-cell>
          <table:table-cell table:formula="of:=SUM([.H5];[.H22];[.H38];[.H54])" office:value-type="float" office:value="6081.58008658009">
            <text:p>6081.5800865801</text:p>
          </table:table-cell>
          <table:table-cell office:value-type="float" office:value="4750">
            <text:p>4750</text:p>
          </table:table-cell>
          <table:table-cell table:formula="of:=SUM([.M5:.N5])" office:value-type="float" office:value="10831.5800865801">
            <text:p>10831.5800865801</text:p>
          </table:table-cell>
          <table:table-cell office:value-type="float" office:value="-7730">
            <text:p>-7730</text:p>
          </table:table-cell>
          <table:table-cell office:value-type="float" office:value="3100">
            <text:p>3100</text:p>
          </table:table-cell>
          <table:table-cell table:number-columns-repeated="2"/>
          <table:table-cell table:style-name="ce2" office:value-type="string">
            <text:p>Գայանե</text:p>
          </table:table-cell>
          <table:table-cell office:value-type="float" office:value="3100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Արեգ</text:p>
          </table:table-cell>
          <table:table-cell table:style-name="ce9" office:value-type="string">
            <text:p>8330+5000</text:p>
          </table:table-cell>
          <table:table-cell/>
          <table:table-cell table:style-name="ce2" office:value-type="string">
            <text:p>Արեգ</text:p>
          </table:table-cell>
          <table:table-cell table:formula="of:=SUM([.H6];[.H23];[.H39];[.H55])" office:value-type="float" office:value="3456.54345654346">
            <text:p>3456.5434565435</text:p>
          </table:table-cell>
          <table:table-cell office:value-type="float" office:value="4750">
            <text:p>4750</text:p>
          </table:table-cell>
          <table:table-cell table:formula="of:=SUM([.M6:.N6])" office:value-type="float" office:value="8206.54345654346">
            <text:p>8206.5434565435</text:p>
          </table:table-cell>
          <table:table-cell office:value-type="float" office:value="-13330">
            <text:p>-13330</text:p>
          </table:table-cell>
          <table:table-cell office:value-type="string">
            <text:p>++5130</text:p>
          </table:table-cell>
          <table:table-cell table:number-columns-repeated="2"/>
          <table:table-cell table:style-name="ce2" office:value-type="string">
            <text:p>Արեգ</text:p>
          </table:table-cell>
          <table:table-cell office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Համլետ</text:p>
          </table:table-cell>
          <table:table-cell table:style-name="ce9" office:value-type="float" office:value="2730">
            <text:p>2730</text:p>
          </table:table-cell>
          <table:table-cell/>
          <table:table-cell table:style-name="ce2" office:value-type="string">
            <text:p>Համլետ</text:p>
          </table:table-cell>
          <table:table-cell table:formula="of:=SUM([.H7];[.H24];[.H40];[.H56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7:.N7])" office:value-type="float" office:value="11549.7619047619">
            <text:p>11549.7619047619</text:p>
          </table:table-cell>
          <table:table-cell office:value-type="float" office:value="-12730">
            <text:p>-12730</text:p>
          </table:table-cell>
          <table:table-cell office:value-type="string">
            <text:p>++1180</text:p>
          </table:table-cell>
          <table:table-cell table:number-columns-repeated="2"/>
          <table:table-cell table:style-name="ce2" office:value-type="string">
            <text:p>Համլետ</text:p>
          </table:table-cell>
          <table:table-cell office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Մ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Մանե</text:p>
          </table:table-cell>
          <table:table-cell table:formula="of:=SUM([.H8];[.H25];[.H41];[.H57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8:.N8])" office:value-type="float" office:value="11549.7619047619">
            <text:p>11549.7619047619</text:p>
          </table:table-cell>
          <table:table-cell office:value-type="float" office:value="-5000">
            <text:p>-5000</text:p>
          </table:table-cell>
          <table:table-cell office:value-type="float" office:value="6550">
            <text:p>6550</text:p>
          </table:table-cell>
          <table:table-cell table:number-columns-repeated="2"/>
          <table:table-cell table:style-name="ce2" office:value-type="string">
            <text:p>Մանե</text:p>
          </table:table-cell>
          <table:table-cell office:value-type="float" office:value="6550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Ն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Նանե</text:p>
          </table:table-cell>
          <table:table-cell table:formula="of:=SUM([.H9];[.H26];[.H42];[.H58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9:.N9])" office:value-type="float" office:value="11549.7619047619">
            <text:p>11549.7619047619</text:p>
          </table:table-cell>
          <table:table-cell/>
          <table:table-cell office:value-type="float" office:value="11550">
            <text:p>1155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11550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>
            <text:p>1400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/>
          <table:table-cell table:style-name="ce2" office:value-type="string">
            <text:p>Հասմիկ Դ․</text:p>
          </table:table-cell>
          <table:table-cell table:formula="of:=SUM([.H10];[.H27];[.H43];[.H59])" office:value-type="float" office:value="6096.19047619048">
            <text:p>6096.1904761905</text:p>
          </table:table-cell>
          <table:table-cell office:value-type="float" office:value="4750">
            <text:p>4750</text:p>
          </table:table-cell>
          <table:table-cell table:formula="of:=SUM([.M10:.N10])" office:value-type="float" office:value="10846.1904761905">
            <text:p>10846.1904761905</text:p>
          </table:table-cell>
          <table:table-cell office:value-type="float" office:value="-10000">
            <text:p>-10000</text:p>
          </table:table-cell>
          <table:table-cell office:value-type="float" office:value="850">
            <text:p>850</text:p>
          </table:table-cell>
          <table:table-cell table:number-columns-repeated="2"/>
          <table:table-cell table:style-name="ce2" office:value-type="string">
            <text:p>Հասմիկ Դ․</text:p>
          </table:table-cell>
          <table:table-cell office:value-type="float" office:value="850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Վահան</text:p>
          </table:table-cell>
          <table:table-cell office:value-type="float" office:value="-360">
            <text:p>-360</text:p>
          </table:table-cell>
          <table:table-cell/>
          <table:table-cell table:style-name="ce2" office:value-type="string">
            <text:p>Վահան</text:p>
          </table:table-cell>
          <table:table-cell table:formula="of:=SUM([.H11];[.H28];[.H44];[.H60])" office:value-type="float" office:value="6599.7619047619">
            <text:p>6599.7619047619</text:p>
          </table:table-cell>
          <table:table-cell/>
          <table:table-cell office:value-type="float" office:value="6600">
            <text:p>6600</text:p>
          </table:table-cell>
          <table:table-cell/>
          <table:table-cell office:value-type="float" office:value="6600">
            <text:p>6600</text:p>
          </table:table-cell>
          <table:table-cell table:number-columns-repeated="2"/>
          <table:table-cell table:style-name="ce2" office:value-type="string">
            <text:p>Վահան</text:p>
          </table:table-cell>
          <table:table-cell office:value-type="float" office:value="6600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>
            <text:p>1795.2380952381</text:p>
          </table:table-cell>
          <table:table-cell office:value-type="string">
            <text:p>Կարեն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Կարեն</text:p>
          </table:table-cell>
          <table:table-cell table:formula="of:=SUM([.H12];[.H29];[.H45];[.H61])" office:value-type="float" office:value="6799.76190476191">
            <text:p>6799.7619047619</text:p>
          </table:table-cell>
          <table:table-cell/>
          <table:table-cell office:value-type="float" office:value="6800">
            <text:p>6800</text:p>
          </table:table-cell>
          <table:table-cell/>
          <table:table-cell office:value-type="float" office:value="6800">
            <text:p>68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6800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>
            <text:p>-Սարգիս</text:p>
          </table:table-cell>
          <table:table-cell/>
          <table:table-cell table:style-name="ce2"/>
          <table:table-cell office:value-type="float" office:value="670">
            <text:p>670</text:p>
          </table:table-cell>
          <table:table-cell office:value-type="string">
            <text:p>Հրաչ</text:p>
          </table:table-cell>
          <table:table-cell office:value-type="float" office:value="0">
            <text:p>0</text:p>
          </table:table-cell>
          <table:table-cell table:style-name="ce2"/>
          <table:table-cell table:style-name="ce2" office:value-type="string">
            <text:p>Հրաչ</text:p>
          </table:table-cell>
          <table:table-cell table:formula="of:=SUM([.H13];[.H30];[.H46];[.H62])" office:value-type="float" office:value="1916.19047619048">
            <text:p>1916.1904761905</text:p>
          </table:table-cell>
          <table:table-cell/>
          <table:table-cell table:formula="of:=SUM([.M13:.N13])" office:value-type="float" office:value="1916.19047619048">
            <text:p>1916.1904761905</text:p>
          </table:table-cell>
          <table:table-cell/>
          <table:table-cell office:value-type="float" office:value="1900">
            <text:p>1900</text:p>
          </table:table-cell>
          <table:table-cell table:number-columns-repeated="2"/>
          <table:table-cell table:style-name="ce2" office:value-type="string">
            <text:p>Հրաչ</text:p>
          </table:table-cell>
          <table:table-cell office:value-type="float" office:value="1900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>
            <text:p>-Հրաչ</text:p>
          </table:table-cell>
          <table:table-cell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Ժոզեֆ</text:p>
          </table:table-cell>
          <table:table-cell table:formula="of:=SUM([.H14];[.H31];[.H47];[.H63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14:.N14])" office:value-type="float" office:value="11549.7619047619">
            <text:p>11549.7619047619</text:p>
          </table:table-cell>
          <table:table-cell office:value-type="float" office:value="-10000">
            <text:p>-10000</text:p>
          </table:table-cell>
          <table:table-cell office:value-type="float" office:value="1550">
            <text:p>1550</text:p>
          </table:table-cell>
          <table:table-cell table:number-columns-repeated="2"/>
          <table:table-cell table:style-name="ce2" office:value-type="string">
            <text:p>Ժոզեֆ</text:p>
          </table:table-cell>
          <table:table-cell office:value-type="float" office:value="1550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>
            <text:p>1480</text:p>
          </table:table-cell>
          <table:table-cell office:value-type="string">
            <text:p>Սարգիս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Սարգիս</text:p>
          </table:table-cell>
          <table:table-cell table:formula="of:=SUM([.H15];[.H32];[.H48];[.H64])" office:value-type="float" office:value="5210.36130536131">
            <text:p>5210.3613053613</text:p>
          </table:table-cell>
          <table:table-cell/>
          <table:table-cell table:formula="of:=SUM([.M15:.N15])" office:value-type="float" office:value="5210.36130536131">
            <text:p>5210.3613053613</text:p>
          </table:table-cell>
          <table:table-cell office:value-type="float" office:value="-5000">
            <text:p>-5000</text:p>
          </table:table-cell>
          <table:table-cell office:value-type="float" office:value="200">
            <text:p>200</text:p>
          </table:table-cell>
          <table:table-cell table:number-columns-repeated="2"/>
          <table:table-cell table:style-name="ce2" office:value-type="string">
            <text:p>Սարգիս</text:p>
          </table:table-cell>
          <table:table-cell office:value-type="float" office:value="200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>
            <text:p>392.3076923077</text:p>
          </table:table-cell>
          <table:table-cell table:formula="of:=[.C2]/13" office:value-type="float" office:value="269.230769230769">
            <text:p>269.2307692308</text:p>
          </table:table-cell>
          <table:table-cell table:formula="of:=[.D2]/13" office:value-type="float" office:value="538.461538461538">
            <text:p>538.4615384615</text:p>
          </table:table-cell>
          <table:table-cell table:formula="of:=[.E2]/12" office:value-type="float" office:value="316.666666666667">
            <text:p>316.6666666667</text:p>
          </table:table-cell>
          <table:table-cell table:formula="of:=[.F2]/14" office:value-type="float" office:value="278.571428571429">
            <text:p>278.5714285714</text:p>
          </table:table-cell>
          <table:table-cell/>
          <table:table-cell table:style-name="ce2" table:formula="of:=SUM([.H2:.H15])" office:value-type="float" office:value="23297.619047619">
            <text:p>23297.619047619</text:p>
          </table:table-cell>
          <table:table-cell table:style-name="Default"/>
          <table:table-cell office:value-type="float" office:value="31790">
            <text:p>31790</text:p>
          </table:table-cell>
          <table:table-cell/>
          <table:table-cell table:style-name="ce2" office:value-type="string">
            <text:p>Chuvak s Kanady</text:p>
          </table:table-cell>
          <table:table-cell table:formula="of:=SUM([.H65])" office:value-type="float" office:value="1512.85714285714">
            <text:p>1512.8571428572</text:p>
          </table:table-cell>
          <table:table-cell/>
          <table:table-cell table:formula="of:=SUM([.M16:.N16])" office:value-type="float" office:value="1512.85714285714">
            <text:p>1512.8571428572</text:p>
          </table:table-cell>
          <table:table-cell/>
          <table:table-cell office:value-type="float" office:value="1500">
            <text:p>1500</text:p>
          </table:table-cell>
          <table:table-cell table:number-columns-repeated="2"/>
          <table:table-cell table:style-name="ce2" office:value-type="string">
            <text:p>Chuvak s Kanady</text:p>
          </table:table-cell>
          <table:table-cell office:value-type="float" office:value="1500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>
            <text:p>Տիգրան</text:p>
          </table:table-cell>
          <table:table-cell table:formula="of:=SUM([.H49];[.H66])" office:value-type="float" office:value="2175.03663003663">
            <text:p>2175.0366300366</text:p>
          </table:table-cell>
          <table:table-cell office:value-type="float" office:value="2500">
            <text:p>2500</text:p>
          </table:table-cell>
          <table:table-cell table:formula="of:=SUM([.M17:.N17])" office:value-type="float" office:value="4675.03663003663">
            <text:p>4675.0366300366</text:p>
          </table:table-cell>
          <table:table-cell office:value-type="float" office:value="-5000">
            <text:p>-5000</text:p>
          </table:table-cell>
          <table:table-cell office:value-type="string">
            <text:p>++330</text:p>
          </table:table-cell>
          <table:table-cell table:number-columns-repeated="2"/>
          <table:table-cell table:style-name="ce2" office:value-type="string">
            <text:p>Տիգրան</text:p>
          </table:table-cell>
          <table:table-cell office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>
            <text:p>2<text:span text:style-name="T1">nd</text:span></text:p>
          </table:table-cell>
          <table:table-cell office:value-type="float" office:value="5900">
            <text:p>5900</text:p>
          </table:table-cell>
          <table:table-cell office:value-type="float" office:value="2900">
            <text:p>2900</text:p>
          </table:table-cell>
          <table:table-cell office:value-type="float" office:value="4000">
            <text:p>4000</text:p>
          </table:table-cell>
          <table:table-cell office:value-type="float" office:value="4800">
            <text:p>4800</text:p>
          </table:table-cell>
          <table:table-cell office:value-type="float" office:value="3100">
            <text:p>3100</text:p>
          </table:table-cell>
          <table:table-cell table:style-name="ce2" table:formula="of:=SUM([.B19:.F19])" office:value-type="float" office:value="20700">
            <text:p>20700</text:p>
          </table:table-cell>
          <table:table-cell table:formula="of:=SUM([.B33:.E33])" office:value-type="float" office:value="1379.48717948718">
            <text:p>1379.487179487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7700">
            <text:p>17700</text:p>
          </table:table-cell>
          <table:table-cell/>
          <table:table-cell table:style-name="ce2" table:formula="of:=SUM([.M2:.M18])" office:value-type="float" office:value="86555.2747252747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>
            <text:p>-Հրաչ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>
            <text:p>-Սարգիս</text:p>
          </table:table-cell>
          <table:table-cell/>
          <table:table-cell table:style-name="ce2" office:value-type="string">
            <text:p>-Սարգիս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>
            <text:p>-Անի Գ․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>
            <text:p>1040</text:p>
          </table:table-cell>
          <table:table-cell office:value-type="string">
            <text:p>Սարգիս</text:p>
          </table:table-cell>
          <table:table-cell/>
          <table:table-cell table:style-name="ce10" office:value-type="float" office:value="-3000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>
            <text:p>453.8461538462</text:p>
          </table:table-cell>
          <table:table-cell table:formula="of:=[.C19]/13" office:value-type="float" office:value="223.076923076923">
            <text:p>223.0769230769</text:p>
          </table:table-cell>
          <table:table-cell table:formula="of:=[.D19]/12" office:value-type="float" office:value="333.333333333333">
            <text:p>333.3333333333</text:p>
          </table:table-cell>
          <table:table-cell table:formula="of:=[.E19]/13" office:value-type="float" office:value="369.230769230769">
            <text:p>369.2307692308</text:p>
          </table:table-cell>
          <table:table-cell table:formula="of:=[.F19]/11" office:value-type="float" office:value="281.818181818182">
            <text:p>281.8181818182</text:p>
          </table:table-cell>
          <table:table-cell/>
          <table:table-cell table:style-name="ce2" table:formula="of:=SUM([.H19:.H32])" office:value-type="float" office:value="20693.8461538462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>
            <text:p><text:span text:style-name="T1">3nd</text:span></text:p>
          </table:table-cell>
          <table:table-cell office:value-type="float" office:value="7900">
            <text:p>7900</text:p>
          </table:table-cell>
          <table:table-cell office:value-type="float" office:value="5400">
            <text:p>5400</text:p>
          </table:table-cell>
          <table:table-cell office:value-type="float" office:value="4600">
            <text:p>4600</text:p>
          </table:table-cell>
          <table:table-cell table:style-name="ce7"/>
          <table:table-cell office:value-type="float" office:value="3700">
            <text:p>3700</text:p>
          </table:table-cell>
          <table:table-cell table:style-name="ce2" table:formula="of:=SUM([.B35:.F35])" office:value-type="float" office:value="21600">
            <text:p>21600</text:p>
          </table:table-cell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>
            <text:p>-Հրաչ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>
            <text:p>- Արեգ</text:p>
          </table:table-cell>
          <table:table-cell/>
          <table:table-cell table:style-name="ce2" office:value-type="string">
            <text:p>- Արեգ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րմենուհի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>
            <text:p>-Գայանե</text:p>
          </table:table-cell>
          <table:table-cell table:number-columns-repeated="3"/>
          <table:table-cell table:style-name="ce2" office:value-type="string">
            <text:p>-Հասմիկ Դ․</text:p>
          </table:table-cell>
          <table:table-cell/>
          <table:table-cell table:formula="of:=SUM([.C49:.F49])" office:value-type="float" office:value="1112.17948717949">
            <text:p>1112.1794871795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Tigran</text:p>
          </table:table-cell>
          <table:table-cell/>
          <table:table-cell table:style-name="ce2" office:value-type="string">
            <text:p>+Tigran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>
            <text:p>1522.027972028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>
            <text:p><text:span text:style-name="T1">4nd</text:span></text:p>
          </table:table-cell>
          <table:table-cell table:formula="of:=[.B35]/11" office:value-type="float" office:value="718.181818181818">
            <text:p>718.1818181818</text:p>
          </table:table-cell>
          <table:table-cell table:formula="of:=[.C35]/12" office:value-type="float" office:value="450">
            <text:p>450</text:p>
          </table:table-cell>
          <table:table-cell table:formula="of:=[.D35]/13" office:value-type="float" office:value="353.846153846154">
            <text:p>353.8461538462</text:p>
          </table:table-cell>
          <table:table-cell/>
          <table:table-cell table:formula="of:=[.F35]/12" office:value-type="float" office:value="308.333333333333">
            <text:p>308.3333333333</text:p>
          </table:table-cell>
          <table:table-cell/>
          <table:table-cell table:formula="of:=SUM([.D49:.F49])" office:value-type="float" office:value="662.179487179487">
            <text:p>662.1794871795</text:p>
          </table:table-cell>
          <table:table-cell office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>
            <text:p>3200</text:p>
          </table:table-cell>
          <table:table-cell office:value-type="float" office:value="4800">
            <text:p>4800</text:p>
          </table:table-cell>
          <table:table-cell office:value-type="float" office:value="6800">
            <text:p>6800</text:p>
          </table:table-cell>
          <table:table-cell office:value-type="float" office:value="3500">
            <text:p>3500</text:p>
          </table:table-cell>
          <table:table-cell office:value-type="float" office:value="2400">
            <text:p>2400</text:p>
          </table:table-cell>
          <table:table-cell table:style-name="ce2" table:formula="of:=SUM([.B51:.F51])" office:value-type="float" office:value="20700">
            <text:p>20700</text:p>
          </table:table-cell>
          <table:table-cell table:formula="of:=SUM([.D67:.F67])" office:value-type="float" office:value="903.333333333333">
            <text:p>903.3333333333</text:p>
          </table:table-cell>
          <table:table-cell office:value-type="string">
            <text:p>Անի Գ․</text:p>
          </table:table-cell>
          <table:table-cell/>
          <table:table-cell table:style-name="ce2" office:value-type="float" office:value="25000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table:style-name="ce10" office:value-type="float" office:value="-6600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>
            <text:p>- Անի Գ․</text:p>
          </table:table-cell>
          <table:table-cell table:style-name="ce2" office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>
            <text:p>1062.8571428572</text:p>
          </table:table-cell>
          <table:table-cell office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>
            <text:p>- Արեգ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 table:number-columns-repeated="2" table:style-name="ce2" office:value-type="string">
            <text:p>- Արմենուհի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>
            <text:p>-Սարգիս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>
            <text:p>-Վահան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>
            <text:p>1312.8571428572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>
            <text:p>1246.1904761905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>
            <text:p>860</text:p>
          </table:table-cell>
          <table:table-cell office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>
            <text:p>266.6666666667</text:p>
          </table:table-cell>
          <table:table-cell table:formula="of:=[.C51]/14" office:value-type="float" office:value="342.857142857143">
            <text:p>342.8571428571</text:p>
          </table:table-cell>
          <table:table-cell table:formula="of:=[.D51]/15" office:value-type="float" office:value="453.333333333333">
            <text:p>453.3333333333</text:p>
          </table:table-cell>
          <table:table-cell table:formula="of:=[.E51]/14" office:value-type="float" office:value="250">
            <text:p>250</text:p>
          </table:table-cell>
          <table:table-cell table:formula="of:=[.F51]/12" office:value-type="float" office:value="200">
            <text:p>200</text:p>
          </table:table-cell>
          <table:table-cell/>
          <table:table-cell office:value-type="float" office:value="450">
            <text:p>450</text:p>
          </table:table-cell>
          <table:table-cell table:style-name="Default" office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3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3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3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3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3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3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3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3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3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4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22" table:formula="of:=[.L18]+4160" office:value-type="float" office:value="7101.81722689076">
            <text:p>7101.8172268908</text:p>
          </table:table-cell>
          <table:table-cell table:style-name="ce23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3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3" table:formula="of:=SUM([.H76])" office:value-type="float" office:value="1550.57692307692">
            <text:p>1550.5769230769</text:p>
          </table:table-cell>
          <table:table-cell table:style-name="ce23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3" office:value-type="float" office:value="400">
            <text:p>400</text:p>
          </table:table-cell>
          <table:table-cell table:style-name="ce23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4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4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4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4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4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4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4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4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4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4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4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4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4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4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4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0000/17" office:value-type="float" office:value="2941.17647058823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5400">
            <text:p>5400</text:p>
          </table:table-cell>
          <table:table-cell office:value-type="float" office:value="5200">
            <text:p>5200</text:p>
          </table:table-cell>
          <table:table-cell office:value-type="float" office:value="4200">
            <text:p>4200</text:p>
          </table:table-cell>
          <table:table-cell office:value-type="float" office:value="4700">
            <text:p>4700</text:p>
          </table:table-cell>
          <table:table-cell office:value-type="float" office:value="12050">
            <text:p>12050</text:p>
          </table:table-cell>
          <table:table-cell table:formula="of:=SUM([.B2:.F2])" office:value-type="float" office:value="31550">
            <text:p>31550</text:p>
          </table:table-cell>
          <table:table-cell table:style-name="ce8" table:formula="of:=SUM([.B20:.F20])" office:value-type="float" office:value="1954.59558823529">
            <text:p>1954.5955882353</text:p>
          </table:table-cell>
          <table:table-cell office:value-type="string">
            <text:p>Անի Գ․</text:p>
          </table:table-cell>
          <table:table-cell office:value-type="float" office:value="5050">
            <text:p>5050</text:p>
          </table:table-cell>
          <table:table-cell office:value-type="float" office:value="12000">
            <text:p>12000</text:p>
          </table:table-cell>
          <table:table-cell table:formula="of:=SUM([.H2];[.H25];[.H48];[.H70])" office:value-type="float" office:value="4064.68757957729">
            <text:p>4064.6875795773</text:p>
          </table:table-cell>
          <table:table-cell table:formula="of:=SUM([.L2];[.M1])" office:value-type="float" office:value="7005.86405016552">
            <text:p>7005.8640501655</text:p>
          </table:table-cell>
          <table:table-cell table:style-name="ce18" table:formula="of:=[.J2]-[.M2]" office:value-type="float" office:value="-1955.86405016552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>
            <text:p>1954.5955882353</text:p>
          </table:table-cell>
          <table:table-cell office:value-type="string">
            <text:p>Անժելա</text:p>
          </table:table-cell>
          <table:table-cell office:value-type="float" office:value="10000">
            <text:p>10000</text:p>
          </table:table-cell>
          <table:table-cell table:formula="of:=44650" office:value-type="float" office:value="44650">
            <text:p>44650</text:p>
          </table:table-cell>
          <table:table-cell table:formula="of:=SUM([.H3];[.H26];[.H49];[.H71])" office:value-type="float" office:value="7437.79114268085">
            <text:p>7437.7911426809</text:p>
          </table:table-cell>
          <table:table-cell table:formula="of:=SUM([.L3];[.M1])" office:value-type="float" office:value="10378.9676132691">
            <text:p>10378.9676132691</text:p>
          </table:table-cell>
          <table:table-cell table:style-name="ce18" table:formula="of:=[.J3]-[.M3]" office:value-type="float" office:value="-378.967613269084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>
            <text:p>1954.5955882353</text:p>
          </table:table-cell>
          <table:table-cell office:value-type="string">
            <text:p>Արմենուհի</text:p>
          </table:table-cell>
          <table:table-cell office:value-type="float" office:value="1350">
            <text:p>1350</text:p>
          </table:table-cell>
          <table:table-cell/>
          <table:table-cell table:formula="of:=SUM([.H4];[.H27];[.H50];[.H72])" office:value-type="float" office:value="7437.79114268085">
            <text:p>7437.7911426809</text:p>
          </table:table-cell>
          <table:table-cell table:formula="of:=SUM([.L4:.L4];[.M1])" office:value-type="float" office:value="10378.9676132691">
            <text:p>10378.9676132691</text:p>
          </table:table-cell>
          <table:table-cell table:formula="of:=[.J4]-[.M4]" office:value-type="float" office:value="-9028.96761326908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>
            <text:p>1954.5955882353</text:p>
          </table:table-cell>
          <table:table-cell office:value-type="string">
            <text:p>Գայանե</text:p>
          </table:table-cell>
          <table:table-cell table:style-name="ce7" office:value-type="float" office:value="5100">
            <text:p>5100</text:p>
          </table:table-cell>
          <table:table-cell/>
          <table:table-cell table:formula="of:=SUM([.H5];[.H28];[.H51];[.H73])" office:value-type="float" office:value="4740.63496552467">
            <text:p>4740.6349655247</text:p>
          </table:table-cell>
          <table:table-cell table:formula="of:=SUM([.L5:.L5];[.M1])" office:value-type="float" office:value="7681.81143611291">
            <text:p>7681.8114361129</text:p>
          </table:table-cell>
          <table:table-cell table:formula="of:=[.J5]-[.M5]" office:value-type="float" office:value="-2581.81143611291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Արեգ</text:p>
          </table:table-cell>
          <table:table-cell office:value-type="float" office:value="5000">
            <text:p>5000</text:p>
          </table:table-cell>
          <table:table-cell/>
          <table:table-cell table:formula="of:=SUM([.H6];[.H29];[.H52];[.H74])" office:value-type="float" office:value="7119.60932449903">
            <text:p>7119.609324499</text:p>
          </table:table-cell>
          <table:table-cell table:formula="of:=SUM([.L6:.L6];[.M1])" office:value-type="float" office:value="10060.7857950873">
            <text:p>10060.7857950873</text:p>
          </table:table-cell>
          <table:table-cell table:style-name="ce18" table:formula="of:=[.J6]-[.M6]" office:value-type="float" office:value="-5060.78579508727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Համլետ</text:p>
          </table:table-cell>
          <table:table-cell table:style-name="ce7" office:value-type="float" office:value="21150">
            <text:p>21150</text:p>
          </table:table-cell>
          <table:table-cell/>
          <table:table-cell table:formula="of:=SUM([.H7];[.H30];[.H53];[.H75])" office:value-type="float" office:value="3081.86831550802">
            <text:p>3081.868315508</text:p>
          </table:table-cell>
          <table:table-cell table:formula="of:=SUM([.L7:.L7];[.M1])" office:value-type="float" office:value="6023.04478609626">
            <text:p>6023.0447860963</text:p>
          </table:table-cell>
          <table:table-cell table:style-name="ce7" table:formula="of:=[.J7]-[.M7]" office:value-type="float" office:value="15126.9552139037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Մանե</text:p>
          </table:table-cell>
          <table:table-cell office:value-type="float" office:value="14750">
            <text:p>14750</text:p>
          </table:table-cell>
          <table:table-cell/>
          <table:table-cell table:formula="of:=SUM([.H8];[.H31];[.H54];[.H76])" office:value-type="float" office:value="7437.79114268085">
            <text:p>7437.7911426809</text:p>
          </table:table-cell>
          <table:table-cell table:formula="of:=SUM([.L8:.L8];[.M1])" office:value-type="float" office:value="10378.9676132691">
            <text:p>10378.9676132691</text:p>
          </table:table-cell>
          <table:table-cell table:style-name="ce7" table:formula="of:=[.J8]-[.M8]" office:value-type="float" office:value="4371.03238673092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Նանե</text:p>
          </table:table-cell>
          <table:table-cell office:value-type="float" office:value="15450">
            <text:p>15450</text:p>
          </table:table-cell>
          <table:table-cell/>
          <table:table-cell table:formula="of:=SUM([.H9];[.H32];[.H55];[.H77])" office:value-type="float" office:value="7437.79114268085">
            <text:p>7437.7911426809</text:p>
          </table:table-cell>
          <table:table-cell table:formula="of:=SUM([.L9:.L9];[.M1])" office:value-type="float" office:value="10378.9676132691">
            <text:p>10378.9676132691</text:p>
          </table:table-cell>
          <table:table-cell table:style-name="ce7" table:formula="of:=[.J9]-[.M9]" office:value-type="float" office:value="5071.03238673092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>
            <text:p>337.5</text:p>
          </table:table-cell>
          <table:table-cell office:value-type="string">
            <text:p>Հասմիկ Դ․</text:p>
          </table:table-cell>
          <table:table-cell office:value-type="float" office:value="550">
            <text:p>550</text:p>
          </table:table-cell>
          <table:table-cell/>
          <table:table-cell table:formula="of:=SUM([.H10];[.H33];[.H56];[.H78])" office:value-type="float" office:value="1855.68181818182">
            <text:p>1855.6818181818</text:p>
          </table:table-cell>
          <table:table-cell table:formula="of:=SUM([.L10:.L10];[.M1])" office:value-type="float" office:value="4796.85828877005">
            <text:p>4796.8582887701</text:p>
          </table:table-cell>
          <table:table-cell table:formula="of:=[.J10]-[.M10]" office:value-type="float" office:value="-4246.85828877005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>
            <text:p>1954.5955882353</text:p>
          </table:table-cell>
          <table:table-cell office:value-type="string">
            <text:p>Կարեն</text:p>
          </table:table-cell>
          <table:table-cell office:value-type="float" office:value="4600">
            <text:p>4600</text:p>
          </table:table-cell>
          <table:table-cell/>
          <table:table-cell table:formula="of:=SUM([.H11];[.H34];[.H57];[.H79])" office:value-type="float" office:value="7437.79114268085">
            <text:p>7437.7911426809</text:p>
          </table:table-cell>
          <table:table-cell table:formula="of:=SUM([.L11:.L11];[.M1])" office:value-type="float" office:value="10378.9676132691">
            <text:p>10378.9676132691</text:p>
          </table:table-cell>
          <table:table-cell table:style-name="ce18" table:formula="of:=[.J11]-[.M11]" office:value-type="float" office:value="-5778.96761326908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>
            <text:p>1954.5955882353</text:p>
          </table:table-cell>
          <table:table-cell office:value-type="string">
            <text:p>Հրաչ</text:p>
          </table:table-cell>
          <table:table-cell office:value-type="float" office:value="300">
            <text:p>300</text:p>
          </table:table-cell>
          <table:table-cell table:style-name="ce2"/>
          <table:table-cell table:formula="of:=SUM([.H12];[.H35];[.H58];[.H80])" office:value-type="float" office:value="5919.60932449903">
            <text:p>5919.609324499</text:p>
          </table:table-cell>
          <table:table-cell table:formula="of:=SUM([.L12:.L12];[.M1])" office:value-type="float" office:value="8860.78579508727">
            <text:p>8860.7857950873</text:p>
          </table:table-cell>
          <table:table-cell table:style-name="ce18" table:formula="of:=[.J12]-[.M12]" office:value-type="float" office:value="-8560.78579508727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3];[.H36];[.H59];[.H81])" office:value-type="float" office:value="7065.06386995358">
            <text:p>7065.0638699536</text:p>
          </table:table-cell>
          <table:table-cell table:formula="of:=SUM([.L13:.L13];[.M1])" office:value-type="float" office:value="10006.2403405418">
            <text:p>10006.2403405418</text:p>
          </table:table-cell>
          <table:table-cell table:style-name="ce18" table:formula="of:=[.J13]-[.M13]" office:value-type="float" office:value="-10006.2403405418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Սարգիս</text:p>
          </table:table-cell>
          <table:table-cell office:value-type="float" office:value="6400">
            <text:p>6400</text:p>
          </table:table-cell>
          <table:table-cell/>
          <table:table-cell table:formula="of:=SUM([.H14];[.H37];[.H60];[.H82])" office:value-type="float" office:value="5032.94265783236">
            <text:p>5032.9426578324</text:p>
          </table:table-cell>
          <table:table-cell table:formula="of:=SUM([.L14:.L14];[.M1])" office:value-type="float" office:value="7974.1191284206">
            <text:p>7974.1191284206</text:p>
          </table:table-cell>
          <table:table-cell table:formula="of:=[.J14]-[.M14]" office:value-type="float" office:value="-1574.1191284206">
            <text:p>-1574.1191284206</text:p>
          </table:table-cell>
          <table:table-cell/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 table:style-name="Default"/>
          <table:table-cell table:formula="of:=SUM([.E20])" office:value-type="float" office:value="276.470588235294">
            <text:p>276.4705882353</text:p>
          </table:table-cell>
          <table:table-cell office:value-type="string">
            <text:p>Ալեք</text:p>
          </table:table-cell>
          <table:table-cell office:value-type="float" office:value="-3750">
            <text:p>-3750</text:p>
          </table:table-cell>
          <table:table-cell/>
          <table:table-cell table:formula="of:=SUM([.H15];[.H38];[.H61];[.H83])" office:value-type="float" office:value="1996.57589959061">
            <text:p>1996.5758995906</text:p>
          </table:table-cell>
          <table:table-cell table:formula="of:=SUM([.I15];[.I38];[.I61];[.I83])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office:value-type="float" office:value="-5746">
            <text:p>-5746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4" office:value-type="string">
            <text:p>- Հասմիկ Դ</text:p>
          </table:table-cell>
          <table:table-cell table:style-name="Default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Սերյոժա</text:p>
          </table:table-cell>
          <table:table-cell office:value-type="float" office:value="0">
            <text:p>0</text:p>
          </table:table-cell>
          <table:table-cell/>
          <table:table-cell table:formula="of:=SUM([.H16];[.H39];[.H62];[.H84])" office:value-type="float" office:value="1954.59558823529">
            <text:p>1954.5955882353</text:p>
          </table:table-cell>
          <table:table-cell table:formula="of:=SUM([.L16:.L16];[.M1])" office:value-type="float" office:value="4895.77205882353">
            <text:p>4895.7720588235</text:p>
          </table:table-cell>
          <table:table-cell table:style-name="ce18" table:formula="of:=[.J16]-[.M16]" office:value-type="float" office:value="-4895.77205882353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>
            <text:p>1954.5955882353</text:p>
          </table:table-cell>
          <table:table-cell office:value-type="string">
            <text:p>Արման</text:p>
          </table:table-cell>
          <table:table-cell office:value-type="float" office:value="5500">
            <text:p>5500</text:p>
          </table:table-cell>
          <table:table-cell/>
          <table:table-cell table:formula="of:=SUM([.H17];[.H40];[.H63];[.H85])" office:value-type="float" office:value="5919.60932449903">
            <text:p>5919.609324499</text:p>
          </table:table-cell>
          <table:table-cell table:formula="of:=SUM([.L17:.L17];[.M1])" office:value-type="float" office:value="8860.78579508727">
            <text:p>8860.7857950873</text:p>
          </table:table-cell>
          <table:table-cell table:style-name="ce18" table:formula="of:=[.J17]-[.M17]" office:value-type="float" office:value="-3360.78579508727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>
            <text:p>1954.5955882353</text:p>
          </table:table-cell>
          <table:table-cell office:value-type="string">
            <text:p>Արծվի</text:p>
          </table:table-cell>
          <table:table-cell office:value-type="float" office:value="5000">
            <text:p>5000</text:p>
          </table:table-cell>
          <table:table-cell/>
          <table:table-cell table:formula="of:=SUM([.H18];[.H41];[.H64];[.H86])" office:value-type="float" office:value="7437.79114268085">
            <text:p>7437.7911426809</text:p>
          </table:table-cell>
          <table:table-cell table:formula="of:=SUM([.L18:.L18];[.M1])" office:value-type="float" office:value="10378.9676132691">
            <text:p>10378.9676132691</text:p>
          </table:table-cell>
          <table:table-cell table:style-name="ce18" table:formula="of:=[.J18]-[.M18]" office:value-type="float" office:value="-5378.96761326908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>
            <text:p>1617.0955882353</text:p>
          </table:table-cell>
          <table:table-cell office:value-type="string">
            <text:p>Գենա</text:p>
          </table:table-cell>
          <table:table-cell office:value-type="float" office:value="-5500">
            <text:p>-5500</text:p>
          </table:table-cell>
          <table:table-cell/>
          <table:table-cell table:formula="of:=SUM([.H19];[.H42];[.H65];[.H87])" office:value-type="float" office:value="6630.29114268085">
            <text:p>6630.2911426809</text:p>
          </table:table-cell>
          <table:table-cell table:formula="of:=SUM([.L19:.L19];[.M1])" office:value-type="float" office:value="9571.46761326908">
            <text:p>9571.4676132691</text:p>
          </table:table-cell>
          <table:table-cell table:style-name="ce18" table:formula="of:=[.J19]-[.M19]" office:value-type="float" office:value="-15071.4676132691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>
            <text:p>337.5</text:p>
          </table:table-cell>
          <table:table-cell table:style-name="ce2" table:formula="of:=[.C2]/16" office:value-type="float" office:value="325">
            <text:p>325</text:p>
          </table:table-cell>
          <table:table-cell table:style-name="ce2" table:formula="of:=[.D2]/16" office:value-type="float" office:value="262.5">
            <text:p>262.5</text:p>
          </table:table-cell>
          <table:table-cell table:style-name="ce2" table:formula="of:=[.E2]/17" office:value-type="float" office:value="276.470588235294">
            <text:p>276.4705882353</text:p>
          </table:table-cell>
          <table:table-cell table:style-name="ce2" table:formula="of:=[.F2]/16" office:value-type="float" office:value="753.125">
            <text:p>753.125</text:p>
          </table:table-cell>
          <table:table-cell table:style-name="Default"/>
          <table:table-cell table:style-name="ce2" table:formula="of:=SUM([.H2:.H19])" office:value-type="float" office:value="31550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>
            <text:p>100747.916666667</text:p>
          </table:table-cell>
          <table:table-cell/>
          <table:table-cell table:formula="of:=SUM([.N2:.N6])" office:value-type="float" office:value="-19006.3965079039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>
            <text:p>-96886.7572623455</text:p>
          </table:table-cell>
          <table:table-cell table:formula="of:=[.N22]+50000" office:value-type="float" office:value="-46886.7572623455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>
            <text:p><text:span text:style-name="T1">2st</text:span></text:p>
          </table:table-cell>
          <table:table-cell office:value-type="float" office:value="4800">
            <text:p>4800</text:p>
          </table:table-cell>
          <table:table-cell office:value-type="float" office:value="4300">
            <text:p>4300</text:p>
          </table:table-cell>
          <table:table-cell office:value-type="float" office:value="5000">
            <text:p>5000</text:p>
          </table:table-cell>
          <table:table-cell office:value-type="float" office:value="4500">
            <text:p>4500</text:p>
          </table:table-cell>
          <table:table-cell office:value-type="float" office:value="3800">
            <text:p>3800</text:p>
          </table:table-cell>
          <table:table-cell table:formula="of:=SUM([.B25:.F25])" office:value-type="float" office:value="22400">
            <text:p>22400</text:p>
          </table:table-cell>
          <table:table-cell table:style-name="ce8" table:formula="of:=SUM([.B43:.D43])" office:value-type="float" office:value="1028.27380952381">
            <text:p>1028.2738095238</text:p>
          </table:table-cell>
          <table:table-cell office:value-type="string">
            <text:p>Անի Գ․</text:p>
          </table:table-cell>
          <table:table-cell/>
          <table:table-cell table:formula="of:=[.K2]+[.K3]-[.B2]-[.C2]-[.D2]-[.E2]-[.F2]" office:value-type="float" office:value="25100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>
            <text:p>1666.7353479854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>
            <text:p>1666.7353479854</text:p>
          </table:table-cell>
          <table:table-cell office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>
            <text:p>957.760989011</text:p>
          </table:table-cell>
          <table:table-cell office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>
            <text:p>1666.7353479854</text:p>
          </table:table-cell>
          <table:table-cell office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>
            <text:p>1666.7353479854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>
            <text:p>1666.7353479854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>
            <text:p>1666.7353479854</text:p>
          </table:table-cell>
          <table:table-cell office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>
            <text:p>1666.7353479854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>
            <text:p>1666.7353479854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>
            <text:p>- Գայանե</text:p>
          </table:table-cell>
          <table:table-cell table:style-name="ce12" office:value-type="string">
            <text:p>- Անի Գ․</text:p>
          </table:table-cell>
          <table:table-cell table:style-name="ce12" office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>
            <text:p>1250.068681318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+ Arus</text:p>
          </table:table-cell>
          <table:table-cell office:value-type="string">
            <text:p>- Ալեք</text:p>
          </table:table-cell>
          <table:table-cell table:style-name="ce3" office:value-type="string">
            <text:p>- Ալեք</text:p>
          </table:table-cell>
          <table:table-cell table:style-name="ce12" office:value-type="string">
            <text:p>- Անի Գ․</text:p>
          </table:table-cell>
          <table:table-cell table:style-name="Default"/>
          <table:table-cell table:formula="of:=SUM([.C43];[.F43])" office:value-type="float" office:value="561.057692307692">
            <text:p>561.0576923077</text:p>
          </table:table-cell>
          <table:table-cell office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>
            <text:p>- Հասմիկ Դ</text:p>
          </table:table-cell>
          <table:table-cell table:number-columns-repeated="4" office:value-type="string">
            <text:p>- Հասմիկ Դ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>
            <text:p>- Համլետ</text:p>
          </table:table-cell>
          <table:table-cell table:style-name="Default" office:value-type="string">
            <text:p>Arus – 270</text:p>
          </table:table-cell>
          <table:table-cell table:style-name="Default" table:formula="of:=SUM([.B43:.F43])" office:value-type="float" office:value="1666.73534798535">
            <text:p>1666.735347985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Սերյոժա</text:p>
          </table:table-cell>
          <table:table-cell table:number-columns-repeated="4" table:style-name="ce3" office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>
            <text:p>1666.7353479854</text:p>
          </table:table-cell>
          <table:table-cell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>
            <text:p>1666.735347985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>
            <text:p>342.8571428571</text:p>
          </table:table-cell>
          <table:table-cell table:style-name="ce2" table:formula="of:=[.C25]/16" office:value-type="float" office:value="268.75">
            <text:p>268.75</text:p>
          </table:table-cell>
          <table:table-cell table:style-name="ce2" table:formula="of:=[.D25]/12" office:value-type="float" office:value="416.666666666667">
            <text:p>416.6666666667</text:p>
          </table:table-cell>
          <table:table-cell table:style-name="ce2" table:formula="of:=[.E25]/13" office:value-type="float" office:value="346.153846153846">
            <text:p>346.1538461538</text:p>
          </table:table-cell>
          <table:table-cell table:style-name="ce2" table:formula="of:=[.F25]/13" office:value-type="float" office:value="292.307692307692">
            <text:p>292.3076923077</text:p>
          </table:table-cell>
          <table:table-cell table:style-name="Default"/>
          <table:table-cell table:style-name="ce2" table:formula="of:=SUM([.H25:.H42]) + 270" office:value-type="float" office:value="22401.25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</text:span></text:p>
          </table:table-cell>
          <table:table-cell office:value-type="float" office:value="4600">
            <text:p>4600</text:p>
          </table:table-cell>
          <table:table-cell office:value-type="float" office:value="4700">
            <text:p>4700</text:p>
          </table:table-cell>
          <table:table-cell office:value-type="float" office:value="4000">
            <text:p>4000</text:p>
          </table:table-cell>
          <table:table-cell office:value-type="float" office:value="5000">
            <text:p>5000</text:p>
          </table:table-cell>
          <table:table-cell office:value-type="float" office:value="7100">
            <text:p>7100</text:p>
          </table:table-cell>
          <table:table-cell table:formula="of:=SUM([.B48:.F48])" office:value-type="float" office:value="25400">
            <text:p>254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/>
          <table:table-cell table:formula="of:=[.K25]-SUM([.B25:.F25])" office:value-type="float" office:value="2700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>
            <text:p>1828.2783882784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>
            <text:p>1828.2783882784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>
            <text:p>1828.2783882784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>
            <text:p>1828.2783882784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>
            <text:p>1828.2783882784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>
            <text:p>- Ալեք</text:p>
          </table:table-cell>
          <table:table-cell table:style-name="ce12"/>
          <table:table-cell table:style-name="ce13" office:value-type="string">
            <text:p>+ Stepan</text:p>
          </table:table-cell>
          <table:table-cell table:style-name="Default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>
            <text:p>1159.0476190476</text:p>
          </table:table-cell>
          <table:table-cell office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>
            <text:p>- Հասմիկ Դ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>
            <text:p>1828.278388278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>
            <text:p>1828.2783882784</text:p>
          </table:table-cell>
          <table:table-cell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>
            <text:p>Stepan – 470</text:p>
          </table:table-cell>
          <table:table-cell table:style-name="Default" table:formula="of:=SUM([.B66:.F66])" office:value-type="float" office:value="1828.27838827839">
            <text:p>1828.278388278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>
            <text:p>328.5714285714</text:p>
          </table:table-cell>
          <table:table-cell table:style-name="ce2" table:formula="of:=[.C48]/13" office:value-type="float" office:value="361.538461538462">
            <text:p>361.5384615385</text:p>
          </table:table-cell>
          <table:table-cell table:style-name="ce2" table:formula="of:=[.D48]/13" office:value-type="float" office:value="307.692307692308">
            <text:p>307.6923076923</text:p>
          </table:table-cell>
          <table:table-cell table:style-name="ce2" table:formula="of:=[.E48]/14" office:value-type="float" office:value="357.142857142857">
            <text:p>357.1428571429</text:p>
          </table:table-cell>
          <table:table-cell table:style-name="ce2" table:formula="of:=[.F48]/15" office:value-type="float" office:value="473.333333333333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</text:span></text:p>
          </table:table-cell>
          <table:table-cell table:style-name="ce3" office:value-type="float" office:value="4700">
            <text:p>4700</text:p>
          </table:table-cell>
          <table:table-cell office:value-type="float" office:value="4800">
            <text:p>4800</text:p>
          </table:table-cell>
          <table:table-cell office:value-type="float" office:value="4300">
            <text:p>4300</text:p>
          </table:table-cell>
          <table:table-cell office:value-type="float" office:value="4100">
            <text:p>4100</text:p>
          </table:table-cell>
          <table:table-cell office:value-type="float" office:value="3500">
            <text:p>3500</text:p>
          </table:table-cell>
          <table:table-cell table:formula="of:=SUM([.B70:.F70])" office:value-type="float" office:value="21400">
            <text:p>21400</text:p>
          </table:table-cell>
          <table:table-cell table:style-name="ce8" table:formula="of:=SUM([.D89];[.E89];[.F89])" office:value-type="float" office:value="1081.81818181818">
            <text:p>1081.8181818182</text:p>
          </table:table-cell>
          <table:table-cell office:value-type="string">
            <text:p>Անի Գ․</text:p>
          </table:table-cell>
          <table:table-cell/>
          <table:table-cell table:formula="of:=[.K48]+30000- SUM([.B48:.F48])" office:value-type="float" office:value="7300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>
            <text:p>1988.1818181818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>
            <text:p>1988.1818181818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>
            <text:p>167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>
            <text:p>1127.272727272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>
            <text:p>1988.1818181818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>
            <text:p>1988.1818181818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>
            <text:p>1518.1818181818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>
            <text:p>1988.1818181818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>
            <text:p>470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>
            <text:p>1615.4545454546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>
            <text:p>- Գենա</text:p>
          </table:table-cell>
          <table:table-cell table:style-name="ce12" office:value-type="string">
            <text:p>-Hrach</text:p>
          </table:table-cell>
          <table:table-cell table:style-name="ce12" office:value-type="string">
            <text:p>-Hrach</text:p>
          </table:table-cell>
          <table:table-cell table:style-name="ce12" office:value-type="string">
            <text:p>-Hrach</text:p>
          </table:table-cell>
          <table:table-cell table:style-name="ce12" office:value-type="string">
            <text:p>-Hrach</text:p>
          </table:table-cell>
          <table:table-cell table:style-name="Default"/>
          <table:table-cell office:value-type="float" office:value="0">
            <text:p>0</text:p>
          </table:table-cell>
          <table:table-cell table:style-name="ce19" office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>
            <text:p>- Անի Գ․</text:p>
          </table:table-cell>
          <table:table-cell table:style-name="ce3" table:number-columns-repeated="2"/>
          <table:table-cell table:style-name="ce3" office:value-type="string">
            <text:p>-Areg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>
            <text:p>- Հասմիկ Դ</text:p>
          </table:table-cell>
          <table:table-cell table:number-columns-repeated="4" table:style-name="ce12" office:value-type="string">
            <text:p>-Arman</text:p>
          </table:table-cell>
          <table:table-cell table:style-name="Default"/>
          <table:table-cell table:style-name="Default" table:formula="of:=SUM([.B89])" office:value-type="float" office:value="470">
            <text:p>470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>
            <text:p>- Համլետ</text:p>
          </table:table-cell>
          <table:table-cell/>
          <table:table-cell table:style-name="ce12" office:value-type="string">
            <text:p>- Համլետ</text:p>
          </table:table-cell>
          <table:table-cell table:style-name="ce2" office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>
            <text:p>1988.1818181818</text:p>
          </table:table-cell>
          <table:table-cell office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>
            <text:p>1518.1818181818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>
            <text:p>470</text:p>
          </table:table-cell>
          <table:table-cell table:formula="of:=[.C70]/11" office:value-type="float" office:value="436.363636363636">
            <text:p>436.3636363636</text:p>
          </table:table-cell>
          <table:table-cell table:formula="of:=[.D70]/11" office:value-type="float" office:value="390.909090909091">
            <text:p>390.9090909091</text:p>
          </table:table-cell>
          <table:table-cell table:formula="of:=[.E70]/11" office:value-type="float" office:value="372.727272727273">
            <text:p>372.7272727273</text:p>
          </table:table-cell>
          <table:table-cell table:formula="of:=[.F70]/11" office:value-type="float" office:value="318.181818181818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20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23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23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23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23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27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27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27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23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23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26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23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23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25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23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25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25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25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23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28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23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23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23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23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23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23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23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23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29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23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5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23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23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28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23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23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23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23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25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30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28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25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8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5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23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23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23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23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23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32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23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31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23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31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23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23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31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23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23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31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23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23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23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23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23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23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23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table:number-columns-repeated="2"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36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28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36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37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31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37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31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31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36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36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36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table:number-columns-repeated="2"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23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36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37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23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36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23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36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31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36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36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33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34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18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36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18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37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18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37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18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37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28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36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table:number-columns-repeated="2"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31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31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31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table:number-columns-repeated="5"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number-columns-repeated="5"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table:number-columns-repeated="5"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number-columns-repeated="3"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table:number-columns-repeated="3"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28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31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31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40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31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40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33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40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38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39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28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8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6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28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2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43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4"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31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4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33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5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47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23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28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>
            <text:p>347.619047619</text:p>
          </table:table-cell>
          <table:table-cell table:style-name="ce41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table:number-columns-repeated="2"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28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50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2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table:number-columns-repeated="2"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3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49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3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Սարգիս</text:p>
          </table:table-cell>
          <table:table-cell table:style-name="ce49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3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24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3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50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24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24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38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50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24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50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3"/>
          <table:table-cell office:value-type="string">
            <text:p>Arus</text:p>
          </table:table-cell>
          <table:table-cell/>
          <table:table-cell table:style-name="ce50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28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41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28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31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8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48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31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1900">
            <text:p>1900</text:p>
          </table:table-cell>
          <table:table-cell table:number-columns-repeated="5"/>
        </table:table-row>
        <table:table-row table:style-name="ro12">
          <table:table-cell table:style-name="ce28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929.05572755418">
            <text:p>1929.0557275542</text:p>
          </table:table-cell>
          <table:table-cell office:value-type="string">
            <text:p>Անի Գ․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3];[.H31];[.H59];[.H86])" office:value-type="float" office:value="7309.04082845259">
            <text:p>7309.0408284526</text:p>
          </table:table-cell>
          <table:table-cell table:formula="of:=SUM([.M3:.M3];[.N1])" office:value-type="float" office:value="10309.0408284526">
            <text:p>10309.0408284526</text:p>
          </table:table-cell>
          <table:table-cell table:formula="of:=[.J3]-[.N3]" office:value-type="float" office:value="-4409.04082845259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>
            <text:p>1555.3715170279</text:p>
          </table:table-cell>
          <table:table-cell office:value-type="string">
            <text:p>Անժելա</text:p>
          </table:table-cell>
          <table:table-cell table:style-name="ce7" office:value-type="float" office:value="6100">
            <text:p>6100</text:p>
          </table:table-cell>
          <table:table-cell table:number-columns-repeated="2"/>
          <table:table-cell table:formula="of:=SUM([.H4];[.H32];[.H60];[.H87])" office:value-type="float" office:value="7385.35661792628">
            <text:p>7385.3566179263</text:p>
          </table:table-cell>
          <table:table-cell table:formula="of:=SUM([.M4:.M4];[.N1])" office:value-type="float" office:value="10385.3566179263">
            <text:p>10385.3566179263</text:p>
          </table:table-cell>
          <table:table-cell table:formula="of:=[.J4]-[.N4]" office:value-type="float" office:value="-4285.35661792628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3];[.H61];[.H88])" office:value-type="float" office:value="7759.04082845259">
            <text:p>7759.0408284526</text:p>
          </table:table-cell>
          <table:table-cell table:formula="of:=SUM([.M5:.M5];[.N1])" office:value-type="float" office:value="10759.0408284526">
            <text:p>10759.0408284526</text:p>
          </table:table-cell>
          <table:table-cell table:formula="of:=[.J5]-[.N5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table:style-name="ce48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K2];[.K10];[.K12];[.K37];[.K59];[.K89])" office:value-type="float" office:value="147900">
            <text:p>147900</text:p>
          </table:table-cell>
          <table:table-cell table:formula="of:=SUM([.H6];[.H34];[.H62];[.H89])" office:value-type="float" office:value="7404.04082845259">
            <text:p>7404.0408284526</text:p>
          </table:table-cell>
          <table:table-cell table:formula="of:=SUM([.M6:.M6];[.N1])" office:value-type="float" office:value="10404.0408284526">
            <text:p>10404.0408284526</text:p>
          </table:table-cell>
          <table:table-cell table:formula="of:=[.J6]-[.N6]" office:value-type="float" office:value="-2704.04082845259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13900">
            <text:p>13900</text:p>
          </table:table-cell>
          <table:table-cell/>
          <table:table-cell table:formula="of:=SUM([.G3];[.G31];[.G59];[.G86])" office:value-type="float" office:value="149500">
            <text:p>149500</text:p>
          </table:table-cell>
          <table:table-cell table:formula="of:=SUM([.H35];[.H63];[.H90])" office:value-type="float" office:value="5412.33804207488">
            <text:p>5412.3380420749</text:p>
          </table:table-cell>
          <table:table-cell table:formula="of:=SUM([.N1];[.M7])" office:value-type="float" office:value="8412.33804207488">
            <text:p>8412.3380420749</text:p>
          </table:table-cell>
          <table:table-cell table:formula="of:=[.J7]-[.N7]" office:value-type="float" office:value="5487.66195792512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28];[.C28];[.F28])" office:value-type="float" office:value="1137.10526315789">
            <text:p>1137.1052631579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2" table:formula="of:=[.L6]-[.L7]" office:value-type="float" office:value="-1600">
            <text:p>-1600</text:p>
          </table:table-cell>
          <table:table-cell table:style-name="ce24" table:formula="of:=SUM([.H8])" office:value-type="float" office:value="1137.10526315789">
            <text:p>1137.1052631579</text:p>
          </table:table-cell>
          <table:table-cell office:value-type="float" office:value="1100">
            <text:p>1100</text:p>
          </table:table-cell>
          <table:table-cell table:formula="of:=[.J8]-[.N8]" office:value-type="float" office:value="5900">
            <text:p>59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31" office:value-type="string">
            <text:p>Նանե</text:p>
          </table:table-cell>
          <table:table-cell table:style-name="ce7" office:value-type="float" office:value="7100">
            <text:p>7100</text:p>
          </table:table-cell>
          <table:table-cell/>
          <table:table-cell office:value-type="float" office:value="1600">
            <text:p>1600</text:p>
          </table:table-cell>
          <table:table-cell table:style-name="ce24" table:formula="of:=SUM([.H9];[.H37])" office:value-type="float" office:value="4016.25478580587">
            <text:p>4016.2547858059</text:p>
          </table:table-cell>
          <table:table-cell table:formula="of:=SUM([.M9];[.L9])" office:value-type="float" office:value="5616.25478580587">
            <text:p>5616.2547858059</text:p>
          </table:table-cell>
          <table:table-cell table:formula="of:=[.J9]-[.N9]" office:value-type="float" office:value="1483.74521419413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>
            <text:p>-60795.3919558254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Tamara</text:p>
          </table:table-cell>
          <table:table-cell table:number-columns-repeated="2"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ասմիկ Դ․</text:p>
          </table:table-cell>
          <table:table-cell table:style-name="ce51" office:value-type="float" office:value="5500">
            <text:p>5500</text:p>
          </table:table-cell>
          <table:table-cell office:value-type="float" office:value="22000">
            <text:p>22000</text:p>
          </table:table-cell>
          <table:table-cell/>
          <table:table-cell table:formula="of:=SUM([.H10];[.H38];[.H64];[.H91])" office:value-type="float" office:value="7759.04082845259">
            <text:p>7759.0408284526</text:p>
          </table:table-cell>
          <table:table-cell table:formula="of:=SUM([.M10:.M10];[.N1])" office:value-type="float" office:value="10759.0408284526">
            <text:p>10759.0408284526</text:p>
          </table:table-cell>
          <table:table-cell table:formula="of:=[.J10]-[.N10]" office:value-type="float" office:value="-5259.04082845259">
            <text:p>-5259.0408284526</text:p>
          </table:table-cell>
          <table:table-cell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 office:value-type="string">
            <text:p>-Marine</text:p>
          </table:table-cell>
          <table:table-cell office:value-type="string">
            <text:p>-Mane</text:p>
          </table:table-cell>
          <table:table-cell table:number-columns-repeated="2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Ժոզեֆ</text:p>
          </table:table-cell>
          <table:table-cell table:style-name="ce7" office:value-type="float" office:value="6150">
            <text:p>6150</text:p>
          </table:table-cell>
          <table:table-cell table:number-columns-repeated="2"/>
          <table:table-cell table:formula="of:=SUM([.H11];[.H39];[.H65];[.H92])" office:value-type="float" office:value="7347.92971734148">
            <text:p>7347.9297173415</text:p>
          </table:table-cell>
          <table:table-cell table:formula="of:=SUM([.M11:.M11];[.N1])" office:value-type="float" office:value="10347.9297173415">
            <text:p>10347.9297173415</text:p>
          </table:table-cell>
          <table:table-cell table:formula="of:=[.J11]-[.N11]" office:value-type="float" office:value="-4197.92971734148">
            <text:p>-4197.9297173415</text:p>
          </table:table-cell>
          <table:table-cell/>
        </table:table-row>
        <table:table-row table:style-name="ro13">
          <table:table-cell/>
          <table:table-cell office:value-type="string">
            <text:p>-Anjela</text:p>
          </table:table-cell>
          <table:table-cell/>
          <table:table-cell office:value-type="string">
            <text:p>-Mane</text:p>
          </table:table-cell>
          <table:table-cell office:value-type="string">
            <text:p>+Marine</text:p>
          </table:table-cell>
          <table:table-cell office:value-type="string">
            <text:p>-Seroj</text:p>
          </table:table-cell>
          <table:table-cell/>
          <table:table-cell table:formula="of:=SUM([.C28:.F28])" office:value-type="float" office:value="1555.37151702786">
            <text:p>1555.3715170279</text:p>
          </table:table-cell>
          <table:table-cell table:style-name="ce31" office:value-type="string">
            <text:p>Սարգիս</text:p>
          </table:table-cell>
          <table:table-cell table:style-name="ce51" office:value-type="float" office:value="5100">
            <text:p>5100</text:p>
          </table:table-cell>
          <table:table-cell office:value-type="float" office:value="38000">
            <text:p>38000</text:p>
          </table:table-cell>
          <table:table-cell/>
          <table:table-cell table:formula="of:=SUM([.H12];[.H40];[.H66];[.H93])" office:value-type="float" office:value="6637.98819687365">
            <text:p>6637.9881968737</text:p>
          </table:table-cell>
          <table:table-cell table:formula="of:=SUM([.M12:.M12];[.N1])" office:value-type="float" office:value="9637.98819687365">
            <text:p>9637.9881968737</text:p>
          </table:table-cell>
          <table:table-cell table:formula="of:=[.J12]-[.N12]" office:value-type="float" office:value="-4537.98819687365">
            <text:p>-4537.9881968737</text:p>
          </table:table-cell>
          <table:table-cell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Tatev</text:p>
          </table:table-cell>
          <table:table-cell office:value-type="string">
            <text:p>+Kare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31" office:value-type="string">
            <text:p>Գենա</text:p>
          </table:table-cell>
          <table:table-cell office:value-type="float" office:value="-1400">
            <text:p>-1400</text:p>
          </table:table-cell>
          <table:table-cell table:number-columns-repeated="2"/>
          <table:table-cell table:formula="of:=SUM([.H13];[.H41];[.H67])" office:value-type="float" office:value="5831.1545351793">
            <text:p>5831.1545351793</text:p>
          </table:table-cell>
          <table:table-cell table:formula="of:=SUM([.M13:.M13];[.N1])" office:value-type="float" office:value="8831.1545351793">
            <text:p>8831.1545351793</text:p>
          </table:table-cell>
          <table:table-cell table:formula="of:=[.J13]-[.N13]" office:value-type="float" office:value="-10231.1545351793">
            <text:p>-10231.1545351793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C28];[.F28])" office:value-type="float" office:value="763.421052631579">
            <text:p>763.4210526316</text:p>
          </table:table-cell>
          <table:table-cell office:value-type="string">
            <text:p>Արման</text:p>
          </table:table-cell>
          <table:table-cell table:style-name="ce7" office:value-type="float" office:value="5000">
            <text:p>5000</text:p>
          </table:table-cell>
          <table:table-cell/>
          <table:table-cell office:value-type="float" office:value="1100">
            <text:p>1100</text:p>
          </table:table-cell>
          <table:table-cell table:style-name="ce24" table:formula="of:=SUM([.H14];[.H68];[.H95])" office:value-type="float" office:value="2197.85828206881">
            <text:p>2197.8582820688</text:p>
          </table:table-cell>
          <table:table-cell table:formula="of:=SUM([.M14];[.L14])" office:value-type="float" office:value="3297.85828206881">
            <text:p>3297.8582820688</text:p>
          </table:table-cell>
          <table:table-cell table:formula="of:=[.J14]-[.N14]" office:value-type="float" office:value="1702.14171793119">
            <text:p>1702.1417179312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28:.E28])" office:value-type="float" office:value="1560.6346749226">
            <text:p>1560.6346749226</text:p>
          </table:table-cell>
          <table:table-cell office:value-type="string">
            <text:p>Սերյոժա</text:p>
          </table:table-cell>
          <table:table-cell table:style-name="ce47" office:value-type="float" office:value="13150">
            <text:p>13150</text:p>
          </table:table-cell>
          <table:table-cell office:value-type="string">
            <text:p>60000(salary)</text:p>
          </table:table-cell>
          <table:table-cell/>
          <table:table-cell table:formula="of:=SUM([.H15];[.H43];[.H69];[.H96])" office:value-type="float" office:value="6940.61977582101">
            <text:p>6940.619775821</text:p>
          </table:table-cell>
          <table:table-cell table:formula="of:=SUM([.M15:.M15];[.N1])" office:value-type="float" office:value="9940.61977582101">
            <text:p>9940.619775821</text:p>
          </table:table-cell>
          <table:table-cell table:formula="of:=[.J15]-[.N15]" office:value-type="float" office:value="3209.38022417899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Մհեր</text:p>
          </table:table-cell>
          <table:table-cell table:style-name="ce52" office:value-type="float" office:value="12400">
            <text:p>12400</text:p>
          </table:table-cell>
          <table:table-cell table:number-columns-repeated="2"/>
          <table:table-cell table:formula="of:=SUM([.H16];[.H44];[.H70];[.H97])" office:value-type="float" office:value="7759.04082845259">
            <text:p>7759.0408284526</text:p>
          </table:table-cell>
          <table:table-cell table:formula="of:=SUM([.M16:.M16];[.N1])" office:value-type="float" office:value="10759.0408284526">
            <text:p>10759.0408284526</text:p>
          </table:table-cell>
          <table:table-cell table:formula="of:=[.J16]-[.N16]" office:value-type="float" office:value="1640.95917154741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Դավիթ</text:p>
          </table:table-cell>
          <table:table-cell table:style-name="ce52" office:value-type="float" office:value="11000">
            <text:p>11000</text:p>
          </table:table-cell>
          <table:table-cell table:number-columns-repeated="2"/>
          <table:table-cell table:formula="of:=SUM([.H17];[.H45];[.H71];[.H98])" office:value-type="float" office:value="7759.04082845259">
            <text:p>7759.0408284526</text:p>
          </table:table-cell>
          <table:table-cell table:formula="of:=SUM([.M17:.M17];[.N1])" office:value-type="float" office:value="10759.0408284526">
            <text:p>10759.0408284526</text:p>
          </table:table-cell>
          <table:table-cell table:formula="of:=[.J17]-[.N17]" office:value-type="float" office:value="240.959171547407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>
            <text:p>1560.6346749226</text:p>
          </table:table-cell>
          <table:table-cell table:style-name="ce31" office:value-type="string">
            <text:p>Տարոն</text:p>
          </table:table-cell>
          <table:table-cell table:style-name="ce49" office:value-type="float" office:value="7000">
            <text:p>7000</text:p>
          </table:table-cell>
          <table:table-cell/>
          <table:table-cell office:value-type="float" office:value="2100">
            <text:p>2100</text:p>
          </table:table-cell>
          <table:table-cell table:style-name="ce24" office:value-type="float" office:value="5000">
            <text:p>5000</text:p>
          </table:table-cell>
          <table:table-cell office:value-type="float" office:value="7000">
            <text:p>7000</text:p>
          </table:table-cell>
          <table:table-cell table:formula="of:=[.J18]-[.N18]" office:value-type="float" office:value="0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րաչ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19];[.H47];[.H73];[.H100])" office:value-type="float" office:value="7759.04082845259">
            <text:p>7759.0408284526</text:p>
          </table:table-cell>
          <table:table-cell table:formula="of:=SUM([.M19];[.N1])" office:value-type="float" office:value="10759.0408284526">
            <text:p>10759.0408284526</text:p>
          </table:table-cell>
          <table:table-cell table:formula="of:=[.J19]-[.N19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51" office:value-type="float" office:value="7000">
            <text:p>7000</text:p>
          </table:table-cell>
          <table:table-cell table:number-columns-repeated="2"/>
          <table:table-cell table:formula="of:=SUM([.H48];[.H74];[.H101])" office:value-type="float" office:value="5418.8739897873">
            <text:p>5418.8739897873</text:p>
          </table:table-cell>
          <table:table-cell table:formula="of:=SUM([.M20:.M20];[.N1])" office:value-type="float" office:value="8418.8739897873">
            <text:p>8418.8739897873</text:p>
          </table:table-cell>
          <table:table-cell table:formula="of:=[.J20]-[.N20]" office:value-type="float" office:value="-1418.8739897873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5];[.H102])" office:value-type="float" office:value="5283.06903622693">
            <text:p>5283.0690362269</text:p>
          </table:table-cell>
          <table:table-cell table:formula="of:=SUM([.M21:.M21];[.N1])" office:value-type="float" office:value="8283.06903622693">
            <text:p>8283.0690362269</text:p>
          </table:table-cell>
          <table:table-cell table:formula="of:=[.J21]-[.N21]" office:value-type="float" office:value="-1283.06903622693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Տաթև</text:p>
          </table:table-cell>
          <table:table-cell table:style-name="ce7" office:value-type="float" office:value="7100">
            <text:p>7100</text:p>
          </table:table-cell>
          <table:table-cell table:number-columns-repeated="2"/>
          <table:table-cell table:formula="of:=SUM([.H22];[.H50];[.H76];[.H103])" office:value-type="float" office:value="5743.40615352999">
            <text:p>5743.40615353</text:p>
          </table:table-cell>
          <table:table-cell table:formula="of:=SUM([.M22:.M22];[.N1])" office:value-type="float" office:value="8743.40615352999">
            <text:p>8743.40615353</text:p>
          </table:table-cell>
          <table:table-cell table:formula="of:=[.J22]-[.N22]" office:value-type="float" office:value="-1643.40615352999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Մովսես</text:p>
          </table:table-cell>
          <table:table-cell table:style-name="ce7" office:value-type="float" office:value="4500">
            <text:p>4500</text:p>
          </table:table-cell>
          <table:table-cell table:number-columns-repeated="2"/>
          <table:table-cell table:formula="of:=SUM([.H23];[.H51];[.H77];[.H104])" office:value-type="float" office:value="5733.06903622693">
            <text:p>5733.0690362269</text:p>
          </table:table-cell>
          <table:table-cell table:formula="of:=SUM([.M23:.M23];[.N1])" office:value-type="float" office:value="8733.06903622693">
            <text:p>8733.0690362269</text:p>
          </table:table-cell>
          <table:table-cell table:formula="of:=[.J23]-[.N23]" office:value-type="float" office:value="-4233.06903622693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53" table:formula="of:=SUM([.H79];[.H105])" office:value-type="float" office:value="686.818181818182">
            <text:p>686.8181818182</text:p>
          </table:table-cell>
          <table:table-cell office:value-type="float" office:value="700">
            <text:p>700</text:p>
          </table:table-cell>
          <table:table-cell table:formula="of:=[.J24]-[.N24]" office:value-type="float" office:value="-700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>
            <text:p>797.213622291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2600">
            <text:p>2600</text:p>
          </table:table-cell>
          <table:table-cell/>
          <table:table-cell office:value-type="float" office:value="1600">
            <text:p>1600</text:p>
          </table:table-cell>
          <table:table-cell table:style-name="ce24" table:formula="of:=SUM([.H25];[.H53];[.H79];[.H107])" office:value-type="float" office:value="4451.25887356538">
            <text:p>4451.2588735654</text:p>
          </table:table-cell>
          <table:table-cell table:formula="of:=SUM([.L25];[.M25])" office:value-type="float" office:value="6051.25887356538">
            <text:p>6051.2588735654</text:p>
          </table:table-cell>
          <table:table-cell table:formula="of:=[.J25]-[.N25]" office:value-type="float" office:value="-3451.25887356538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Նաիրա</text:p>
          </table:table-cell>
          <table:table-cell table:style-name="ce7" office:value-type="float" office:value="8300">
            <text:p>8300</text:p>
          </table:table-cell>
          <table:table-cell table:number-columns-repeated="2"/>
          <table:table-cell table:formula="of:=SUM([.H26];[.H54];[.H80];[.H107])" office:value-type="float" office:value="7759.04082845259">
            <text:p>7759.0408284526</text:p>
          </table:table-cell>
          <table:table-cell table:formula="of:=SUM([.M26:.M26];[.N1])" office:value-type="float" office:value="10759.0408284526">
            <text:p>10759.0408284526</text:p>
          </table:table-cell>
          <table:table-cell table:formula="of:=[.J26]-[.N26]" office:value-type="float" office:value="-2459.04082845259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>
            <text:p>1534.0557275542</text:p>
          </table:table-cell>
          <table:table-cell office:value-type="string">
            <text:p>Թամարա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27];[.H55];[.H81];[.H108])" office:value-type="float" office:value="7364.04082845259">
            <text:p>7364.0408284526</text:p>
          </table:table-cell>
          <table:table-cell table:formula="of:=SUM([.M27:.M27];[.N1])" office:value-type="float" office:value="10364.0408284526">
            <text:p>10364.0408284526</text:p>
          </table:table-cell>
          <table:table-cell table:formula="of:=[.J27]-[.N27]" office:value-type="float" office:value="-2464.04082845259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>
            <text:p>373.6842105263</text:p>
          </table:table-cell>
          <table:table-cell table:formula="of:=[.C3]/20" office:value-type="float" office:value="395">
            <text:p>395</text:p>
          </table:table-cell>
          <table:table-cell table:formula="of:=[.D3]/19" office:value-type="float" office:value="368.421052631579">
            <text:p>368.4210526316</text:p>
          </table:table-cell>
          <table:table-cell table:formula="of:=[.E3]/17" office:value-type="float" office:value="423.529411764706">
            <text:p>423.5294117647</text:p>
          </table:table-cell>
          <table:table-cell table:formula="of:=[.F3]/19" office:value-type="float" office:value="368.421052631579">
            <text:p>368.4210526316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3" office:value-type="float" office:value="8000">
            <text:p>8000</text:p>
          </table:table-cell>
          <table:table-cell table:number-columns-repeated="7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date" office:date-value="2016-11-04">
            <text:p>11/04/16</text:p>
          </table:table-cell>
          <table:table-cell office:value-type="float" office:value="7400">
            <text:p>7400</text:p>
          </table:table-cell>
          <table:table-cell office:value-type="float" office:value="7000">
            <text:p>70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12900">
            <text:p>12900</text:p>
          </table:table-cell>
          <table:table-cell table:style-name="ce2" table:formula="of:=SUM([.B31:.F31])" office:value-type="float" office:value="41700">
            <text:p>41700</text:p>
          </table:table-cell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48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Նանե</text:p>
          </table:table-cell>
          <table:table-cell/>
          <table:table-cell office:value-type="float" office:value="40000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table:number-columns-repeated="2" office:value-type="string">
            <text:p>-Arman</text:p>
          </table:table-cell>
          <table:table-cell office:value-type="string">
            <text:p>-Ma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office:value-type="string">
            <text:p>-Arman</text:p>
          </table:table-cell>
          <table:table-cell table:style-name="ce3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table:formula="of:=SUM([.C56:.F56])" office:value-type="float" office:value="1676.08794714058">
            <text:p>1676.087947140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2" office:value-type="string">
            <text:p>-Ma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office:value-type="string">
            <text:p>-Tatev</text:p>
          </table:table-cell>
          <table:table-cell/>
          <table:table-cell office:value-type="string">
            <text:p>-Movses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Stepan</text:p>
          </table:table-cell>
          <table:table-cell/>
          <table:table-cell office:value-type="string">
            <text:p>-Man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>
            <text:p>1676.0879471406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>
            <text:p>1345.0937950938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>
            <text:p>1371.1589580011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>
            <text:p>411.1111111111</text:p>
          </table:table-cell>
          <table:table-cell table:formula="of:=[.C31]/19" office:value-type="float" office:value="368.421052631579">
            <text:p>368.4210526316</text:p>
          </table:table-cell>
          <table:table-cell table:formula="of:=[.D31]/21" office:value-type="float" office:value="347.619047619048">
            <text:p>347.619047619</text:p>
          </table:table-cell>
          <table:table-cell table:formula="of:=[.E31]/19" office:value-type="float" office:value="373.684210526316">
            <text:p>373.6842105263</text:p>
          </table:table-cell>
          <table:table-cell table:formula="of:=[.F31]/22" office:value-type="float" office:value="586.363636363636">
            <text:p>586.3636363636</text:p>
          </table:table-cell>
          <table:table-cell/>
          <table:table-cell table:style-name="ce2" table:formula="of:=SUM([.H31:.H55])" office:value-type="float" office:value="42068.4210526316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string">
            <text:p>18/04/2016</text:p>
          </table:table-cell>
          <table:table-cell office:value-type="float" office:value="7100">
            <text:p>71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table:style-name="ce2" table:formula="of:=SUM([.B59:.F59])" office:value-type="float" office:value="35800">
            <text:p>35800</text:p>
          </table:table-cell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ի Գ․</text:p>
          </table:table-cell>
          <table:table-cell/>
          <table:table-cell office:value-type="float" office:value="30000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48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office:value-type="string">
            <text:p>-Arman</text:p>
          </table:table-cell>
          <table:table-cell table:style-name="ce3"/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82:.F82])" office:value-type="float" office:value="1814.89974937343">
            <text:p>1814.899749373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Taron</text:p>
          </table:table-cell>
          <table:table-cell office:value-type="string">
            <text:p>-Sargis</text:p>
          </table:table-cell>
          <table:table-cell/>
          <table:table-cell office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>
            <text:p>1435.952380952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2"/>
          <table:table-cell office:value-type="string">
            <text:p>-Movses</text:p>
          </table:table-cell>
          <table:table-cell table:number-columns-repeated="2"/>
          <table:table-cell table:formula="of:=SUM([.B82:.F82])" office:value-type="float" office:value="1814.89974937343">
            <text:p>1814.899749373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>
            <text:p>1102.6190476191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>
            <text:p>1414.8997493734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>
            <text:p>333.3333333333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>
            <text:p>355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>
            <text:p>355</text:p>
          </table:table-cell>
          <table:table-cell table:formula="of:=[.C59]/19" office:value-type="float" office:value="378.947368421053">
            <text:p>378.9473684211</text:p>
          </table:table-cell>
          <table:table-cell table:formula="of:=[.D59]/21" office:value-type="float" office:value="333.333333333333">
            <text:p>333.3333333333</text:p>
          </table:table-cell>
          <table:table-cell table:formula="of:=[.E59]/18" office:value-type="float" office:value="400">
            <text:p>400</text:p>
          </table:table-cell>
          <table:table-cell table:formula="of:=[.F59]/21" office:value-type="float" office:value="347.619047619048">
            <text:p>347.619047619</text:p>
          </table:table-cell>
          <table:table-cell/>
          <table:table-cell table:style-name="ce2" table:formula="of:=SUM([.H59:.H81])" office:value-type="float" office:value="35800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office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string">
            <text:p>25/04/2016</text:p>
          </table:table-cell>
          <table:table-cell office:value-type="float" office:value="7100">
            <text:p>7100</text:p>
          </table:table-cell>
          <table:table-cell office:value-type="float" office:value="7300">
            <text:p>7300</text:p>
          </table:table-cell>
          <table:table-cell table:number-columns-repeated="2"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86:.F86])" office:value-type="float" office:value="35800">
            <text:p>35800</text:p>
          </table:table-cell>
          <table:table-cell table:formula="of:=SUM([.B109:.D109];[.F109])" office:value-type="float" office:value="1477.88629327329">
            <text:p>1477.8862932733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48" office:value-type="string">
            <text:p>Գայանե</text:p>
          </table:table-cell>
          <table:table-cell/>
          <table:table-cell office:value-type="float" office:value="16000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Gena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Mari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109:.E109])" office:value-type="float" office:value="1559.46524064171">
            <text:p>1559.4652406417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table:formula="of:=SUM([.C109])" office:value-type="float" office:value="331.818181818182">
            <text:p>331.8181818182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office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Gena</text:p>
          </table:table-cell>
          <table:table-cell/>
          <table:table-cell table:number-columns-repeated="2" office:value-type="string">
            <text:p>-Gena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Sargis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>
            <text:p>1060.2392344498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>
            <text:p>331.8181818182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>
            <text:p>417.6470588235</text:p>
          </table:table-cell>
          <table:table-cell table:formula="of:=[.C86]/22" office:value-type="float" office:value="331.818181818182">
            <text:p>331.8181818182</text:p>
          </table:table-cell>
          <table:table-cell table:formula="of:=[.D86]/20" office:value-type="float" office:value="360">
            <text:p>360</text:p>
          </table:table-cell>
          <table:table-cell table:formula="of:=[.E86]/16" office:value-type="float" office:value="450">
            <text:p>450</text:p>
          </table:table-cell>
          <table:table-cell table:formula="of:=[.F86]/19" office:value-type="float" office:value="368.421052631579">
            <text:p>368.4210526316</text:p>
          </table:table-cell>
          <table:table-cell/>
          <table:table-cell table:style-name="ce2" table:formula="of:=SUM([.H86:.H108])" office:value-type="float" office:value="35800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9800">
            <text:p>9800</text:p>
          </table:table-cell>
          <table:table-cell table:number-columns-repeated="2"/>
          <table:table-cell office:value-type="float" office:value="2690">
            <text:p>2690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 table:style-name="ce28" office:value-type="date" office:date-value="2016-02-05">
            <text:p>02/05/16</text:p>
          </table:table-cell>
          <table:table-cell office:value-type="float" office:value="7100">
            <text:p>7100</text:p>
          </table:table-cell>
          <table:table-cell office:value-type="float" office:value="7400">
            <text:p>7400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ի Գ․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10];[.K11];[.K35];[.K64];[.K100];[.K101])" office:value-type="float" office:value="166400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ժել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G3];[.G31];[.G59];[.G93])" office:value-type="float" office:value="163700">
            <text:p>163700</text:p>
          </table:table-cell>
          <table:table-cell table:formula="of:=SUM([.H4];[.H32];[.H60];[.H94])" office:value-type="float" office:value="6914.27414008744">
            <text:p>6914.2741400874</text:p>
          </table:table-cell>
          <table:table-cell table:formula="of:=SUM([.N2];[.M4])" office:value-type="float" office:value="9604.27414008744">
            <text:p>9604.2741400874</text:p>
          </table:table-cell>
          <table:table-cell table:formula="of:=[.J4]-[.N4]" office:value-type="float" office:value="3095.72585991256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րմենուհի</text:p>
          </table:table-cell>
          <table:table-cell table:style-name="ce7" office:value-type="float" office:value="8250">
            <text:p>8250</text:p>
          </table:table-cell>
          <table:table-cell/>
          <table:table-cell table:formula="of:=[.L3]-[.L4]" office:value-type="float" office:value="2700">
            <text:p>2700</text:p>
          </table:table-cell>
          <table:table-cell table:formula="of:=SUM([.H5];[.H33];[.H61];[.H95])" office:value-type="float" office:value="7823.52692434022">
            <text:p>7823.5269243402</text:p>
          </table:table-cell>
          <table:table-cell table:formula="of:=SUM([.N2];[.M5])" office:value-type="float" office:value="10513.5269243402">
            <text:p>10513.5269243402</text:p>
          </table:table-cell>
          <table:table-cell table:formula="of:=[.J5]-[.N5]" office:value-type="float" office:value="-2263.52692434022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48" office:value-type="string">
            <text:p>Գայանե</text:p>
          </table:table-cell>
          <table:table-cell table:style-name="ce7" office:value-type="float" office:value="7300">
            <text:p>7300</text:p>
          </table:table-cell>
          <table:table-cell table:number-columns-repeated="2"/>
          <table:table-cell table:formula="of:=SUM([.H6];[.H34];[.H62];[.H96])" office:value-type="float" office:value="6914.27414008744">
            <text:p>6914.2741400874</text:p>
          </table:table-cell>
          <table:table-cell table:formula="of:=SUM([.N2];[.M6])" office:value-type="float" office:value="9604.27414008744">
            <text:p>9604.2741400874</text:p>
          </table:table-cell>
          <table:table-cell table:formula="of:=[.J6]-[.N6]" office:value-type="float" office:value="-2304.27414008744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office:value-type="string">
            <text:p>Արեգ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7];[.H35];[.H63];[.H97])" office:value-type="float" office:value="5790.10941592272">
            <text:p>5790.1094159227</text:p>
          </table:table-cell>
          <table:table-cell table:formula="of:=SUM([.N2];[.M7])" office:value-type="float" office:value="8480.10941592271">
            <text:p>8480.1094159227</text:p>
          </table:table-cell>
          <table:table-cell table:formula="of:=[.J7]-[.N7]" office:value-type="float" office:value="2019.89058407729">
            <text:p>2019.8905840773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8];[.H36];[.H64];[.H98])" office:value-type="float" office:value="7992.05191786522">
            <text:p>7992.0519178652</text:p>
          </table:table-cell>
          <table:table-cell table:formula="of:=SUM([.M8:.M8];[.N2])" office:value-type="float" office:value="10682.0519178652">
            <text:p>10682.0519178652</text:p>
          </table:table-cell>
          <table:table-cell table:formula="of:=[.J8]-[.N8]" office:value-type="float" office:value="-2782.05191786522">
            <text:p>-2782.0519178652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31" office:value-type="string">
            <text:p>Նանե</text:p>
          </table:table-cell>
          <table:table-cell table:style-name="ce7" office:value-type="float" office:value="6500">
            <text:p>6500</text:p>
          </table:table-cell>
          <table:table-cell table:number-columns-repeated="2"/>
          <table:table-cell table:formula="of:=SUM([.H9];[.H37];[.H65];[.H99])" office:value-type="float" office:value="8181.94128775459">
            <text:p>8181.9412877546</text:p>
          </table:table-cell>
          <table:table-cell table:formula="of:=SUM([.M9:.M9];[.N2])" office:value-type="float" office:value="10871.9412877546">
            <text:p>10871.9412877546</text:p>
          </table:table-cell>
          <table:table-cell table:formula="of:=[.J9]-[.N9]" office:value-type="float" office:value="-4371.94128775459">
            <text:p>-4371.9412877546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4" office:value-type="string">
            <text:p>-Gena</text:p>
          </table:table-cell>
          <table:table-cell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ասմիկ Դ․</text:p>
          </table:table-cell>
          <table:table-cell table:style-name="ce51" office:value-type="float" office:value="7550">
            <text:p>7550</text:p>
          </table:table-cell>
          <table:table-cell office:value-type="float" office:value="8600">
            <text:p>8600</text:p>
          </table:table-cell>
          <table:table-cell/>
          <table:table-cell table:formula="of:=SUM([.H10];[.H38];[.H66];[.H100])" office:value-type="float" office:value="6914.27414008744">
            <text:p>6914.2741400874</text:p>
          </table:table-cell>
          <table:table-cell table:formula="of:=SUM([.M10:.M10];[.N2])" office:value-type="float" office:value="9604.27414008744">
            <text:p>9604.2741400874</text:p>
          </table:table-cell>
          <table:table-cell table:formula="of:=[.J10]-[.N10]" office:value-type="float" office:value="-2054.27414008744">
            <text:p>-2054.2741400874</text:p>
          </table:table-cell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style-name="ce3" office:value-type="string">
            <text:p>-Taron</text:p>
          </table:table-cell>
          <table:table-cell office:value-type="string">
            <text:p>-Arm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Ժոզեֆ</text:p>
          </table:table-cell>
          <table:table-cell table:style-name="ce7" office:value-type="float" office:value="5800">
            <text:p>5800</text:p>
          </table:table-cell>
          <table:table-cell office:value-type="float" office:value="35000">
            <text:p>35000</text:p>
          </table:table-cell>
          <table:table-cell/>
          <table:table-cell table:formula="of:=SUM([.H11];[.H39];[.H67];[.H101])" office:value-type="float" office:value="6066.81959463289">
            <text:p>6066.8195946329</text:p>
          </table:table-cell>
          <table:table-cell table:formula="of:=SUM([.M11:.M11];[.N2])" office:value-type="float" office:value="8756.81959463289">
            <text:p>8756.8195946329</text:p>
          </table:table-cell>
          <table:table-cell table:formula="of:=[.J11]-[.N11]" office:value-type="float" office:value="-2956.81959463289">
            <text:p>-2956.8195946329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/>
          <table:table-cell table:formula="of:=SUM([.C28];[.D28];[.F28])" office:value-type="float" office:value="1021.73913043478">
            <text:p>1021.7391304348</text:p>
          </table:table-cell>
          <table:table-cell table:style-name="ce31" office:value-type="string">
            <text:p>Սարգիս</text:p>
          </table:table-cell>
          <table:table-cell table:style-name="ce51" office:value-type="float" office:value="500">
            <text:p>500</text:p>
          </table:table-cell>
          <table:table-cell/>
          <table:table-cell table:formula="of:=SUM([.H43];[.H71];[.H105])-3200+2500" office:value-type="float" office:value="4386.32585932586">
            <text:p>4386.3258593259</text:p>
          </table:table-cell>
          <table:table-cell table:formula="of:=SUM([.H12])" office:value-type="float" office:value="1021.73913043478">
            <text:p>1021.7391304348</text:p>
          </table:table-cell>
          <table:table-cell office:value-type="float" office:value="1000">
            <text:p>1000</text:p>
          </table:table-cell>
          <table:table-cell table:formula="of:=[.J12]-[.N12]" office:value-type="float" office:value="-500">
            <text:p>-5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+Mariam</text:p>
          </table:table-cell>
          <table:table-cell table:number-columns-repeated="2" office:value-type="string">
            <text:p>-Marine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office:value-type="float" office:value="-10200">
            <text:p>-10200</text:p>
          </table:table-cell>
          <table:table-cell table:number-columns-repeated="2"/>
          <table:table-cell table:formula="of:=SUM([.H13];[.H41];[.H69];[.H103])" office:value-type="float" office:value="3353.22377622378">
            <text:p>3353.2237762238</text:p>
          </table:table-cell>
          <table:table-cell table:formula="of:=SUM([.M13];[.O2])" office:value-type="float" office:value="4353.22377622378">
            <text:p>4353.2237762238</text:p>
          </table:table-cell>
          <table:table-cell table:formula="of:=[.J13]-[.N13]" office:value-type="float" office:value="-14553.2237762238">
            <text:p>-14553.2237762238</text:p>
          </table:table-cell>
        </table:table-row>
        <table:table-row table:style-name="ro13"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Mpvses</text:p>
          </table:table-cell>
          <table:table-cell table:number-columns-repeated="2"/>
          <table:table-cell table:formula="of:=SUM([.D28];[.F28])" office:value-type="float" office:value="669.35817805383">
            <text:p>669.3581780538</text:p>
          </table:table-cell>
          <table:table-cell office:value-type="string">
            <text:p>Արման</text:p>
          </table:table-cell>
          <table:table-cell table:style-name="ce7" office:value-type="float" office:value="4700">
            <text:p>4700</text:p>
          </table:table-cell>
          <table:table-cell table:number-columns-repeated="2"/>
          <table:table-cell table:formula="of:=SUM([.H14];[.H42];[.H70];[.H104])" office:value-type="float" office:value="3256.80499050064">
            <text:p>3256.8049905007</text:p>
          </table:table-cell>
          <table:table-cell table:formula="of:=SUM([.M14:.M14];[.N2])" office:value-type="float" office:value="5946.80499050064">
            <text:p>5946.8049905007</text:p>
          </table:table-cell>
          <table:table-cell table:formula="of:=[.J14]-[.N14]" office:value-type="float" office:value="-1246.80499050064">
            <text:p>-1246.8049905007</text:p>
          </table:table-cell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style-name="ce47" office:value-type="float" office:value="8200">
            <text:p>8200</text:p>
          </table:table-cell>
          <table:table-cell table:number-columns-repeated="2"/>
          <table:table-cell table:formula="of:=SUM([.H15];[.H43];[.H71];[.H105])" office:value-type="float" office:value="5086.32585932586">
            <text:p>5086.3258593259</text:p>
          </table:table-cell>
          <table:table-cell table:formula="of:=SUM([.M15:.M15];[.N2])" office:value-type="float" office:value="7776.32585932586">
            <text:p>7776.3258593259</text:p>
          </table:table-cell>
          <table:table-cell table:formula="of:=[.J15]-[.N15]" office:value-type="float" office:value="423.674140674141">
            <text:p>423.6741406741</text:p>
          </table:table-cell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Մհեր</text:p>
          </table:table-cell>
          <table:table-cell table:style-name="ce52" office:value-type="float" office:value="8350">
            <text:p>8350</text:p>
          </table:table-cell>
          <table:table-cell table:number-columns-repeated="2"/>
          <table:table-cell table:formula="of:=SUM([.H16];[.H44];[.H72];[.H106])" office:value-type="float" office:value="6066.81959463289">
            <text:p>6066.8195946329</text:p>
          </table:table-cell>
          <table:table-cell table:formula="of:=SUM([.M16:.M16];[.N2])" office:value-type="float" office:value="8756.81959463289">
            <text:p>8756.8195946329</text:p>
          </table:table-cell>
          <table:table-cell table:formula="of:=[.J16]-[.N16]" office:value-type="float" office:value="-406.819594632894">
            <text:p>-406.8195946329</text:p>
          </table:table-cell>
        </table:table-row>
        <table:table-row table:style-name="ro13">
          <table:table-cell table:number-columns-repeated="4"/>
          <table:table-cell office:value-type="string">
            <text:p>-Tamar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Դավիթ</text:p>
          </table:table-cell>
          <table:table-cell table:style-name="ce52" office:value-type="float" office:value="9750">
            <text:p>9750</text:p>
          </table:table-cell>
          <table:table-cell table:number-columns-repeated="2"/>
          <table:table-cell table:formula="of:=SUM([.H17];[.H45];[.H73];[.H107])" office:value-type="float" office:value="6914.27414008744">
            <text:p>6914.2741400874</text:p>
          </table:table-cell>
          <table:table-cell table:formula="of:=SUM([.M17:.M17];[.N2])" office:value-type="float" office:value="9604.27414008744">
            <text:p>9604.2741400874</text:p>
          </table:table-cell>
          <table:table-cell table:formula="of:=[.J17]-[.N17]" office:value-type="float" office:value="145.72585991256">
            <text:p>145.7258599126</text:p>
          </table:table-cell>
        </table:table-row>
        <table:table-row table:style-name="ro13">
          <table:table-cell table:number-columns-repeated="4"/>
          <table:table-cell office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>
            <text:p>1480.3292331425</text:p>
          </table:table-cell>
          <table:table-cell table:style-name="ce31" office:value-type="string">
            <text:p>Տարոն</text:p>
          </table:table-cell>
          <table:table-cell table:style-name="ce49" office:value-type="float" office:value="10000">
            <text:p>10000</text:p>
          </table:table-cell>
          <table:table-cell table:number-columns-repeated="2"/>
          <table:table-cell table:formula="of:=SUM([.H18];[.H46];[.H74];[.H108])" office:value-type="float" office:value="4278.89285470615">
            <text:p>4278.8928547062</text:p>
          </table:table-cell>
          <table:table-cell table:formula="of:=SUM([.M18:.M18];[.N2])" office:value-type="float" office:value="6968.89285470615">
            <text:p>6968.8928547062</text:p>
          </table:table-cell>
          <table:table-cell table:formula="of:=[.J18]-[.N18]" office:value-type="float" office:value="3031.10714529385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րաչ</text:p>
          </table:table-cell>
          <table:table-cell table:style-name="ce7" office:value-type="float" office:value="7250">
            <text:p>7250</text:p>
          </table:table-cell>
          <table:table-cell table:number-columns-repeated="2"/>
          <table:table-cell table:formula="of:=SUM([.H19];[.H47];[.H75];[.H109])" office:value-type="float" office:value="6914.27414008744">
            <text:p>6914.2741400874</text:p>
          </table:table-cell>
          <table:table-cell table:formula="of:=SUM([.M19:.M19];[.N2])" office:value-type="float" office:value="9604.27414008744">
            <text:p>9604.2741400874</text:p>
          </table:table-cell>
          <table:table-cell table:formula="of:=[.J19]-[.N19]" office:value-type="float" office:value="-2354.27414008744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38" office:value-type="string">
            <text:p>Ստեփան</text:p>
          </table:table-cell>
          <table:table-cell table:style-name="ce51" office:value-type="float" office:value="8600">
            <text:p>8600</text:p>
          </table:table-cell>
          <table:table-cell table:number-columns-repeated="2"/>
          <table:table-cell table:formula="of:=SUM([.H20];[.H48];[.H76];[.H110])" office:value-type="float" office:value="6184.55386036716">
            <text:p>6184.5538603672</text:p>
          </table:table-cell>
          <table:table-cell table:formula="of:=SUM([.M20:.M20];[.N2])" office:value-type="float" office:value="8874.55386036716">
            <text:p>8874.5538603672</text:p>
          </table:table-cell>
          <table:table-cell table:formula="of:=[.J20]-[.N20]" office:value-type="float" office:value="-274.553860367159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>
            <text:p>1416.183574879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7];[.H111])" office:value-type="float" office:value="4953.06628476194">
            <text:p>4953.0662847619</text:p>
          </table:table-cell>
          <table:table-cell table:formula="of:=SUM([.M21:.M21];[.N2])" office:value-type="float" office:value="7643.06628476194">
            <text:p>7643.0662847619</text:p>
          </table:table-cell>
          <table:table-cell table:formula="of:=[.J21]-[.N21]" office:value-type="float" office:value="-643.066284761937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Տաթև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2];[.H50];[.H78];[.H112])" office:value-type="float" office:value="6059.56033537364">
            <text:p>6059.5603353736</text:p>
          </table:table-cell>
          <table:table-cell table:formula="of:=SUM([.M22:.M22];[.N2])" office:value-type="float" office:value="8749.56033537364">
            <text:p>8749.5603353736</text:p>
          </table:table-cell>
          <table:table-cell table:formula="of:=[.J22]-[.N22]" office:value-type="float" office:value="-3399.56033537364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formula="of:=SUM([.H23];[.H51];[.H79];[.H113])" office:value-type="float" office:value="5659.43584113149">
            <text:p>5659.4358411315</text:p>
          </table:table-cell>
          <table:table-cell table:formula="of:=SUM([.M23:.M23];[.N2])" office:value-type="float" office:value="8349.43584113149">
            <text:p>8349.4358411315</text:p>
          </table:table-cell>
          <table:table-cell table:formula="of:=[.J23]-[.N23]" office:value-type="float" office:value="-2549.43584113149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>
            <text:p>321.7391304348</text:p>
          </table:table-cell>
          <table:table-cell table:style-name="ce38" office:value-type="string">
            <text:p>Մարինե</text:p>
          </table:table-cell>
          <table:table-cell table:style-name="ce52" office:value-type="float" office:value="1300">
            <text:p>1300</text:p>
          </table:table-cell>
          <table:table-cell table:number-columns-repeated="2"/>
          <table:table-cell table:formula="of:=SUM([.H24];[.H52])" office:value-type="float" office:value="649.01185770751">
            <text:p>649.0118577075</text:p>
          </table:table-cell>
          <table:table-cell office:value-type="float" office:value="0">
            <text:p>0</text:p>
          </table:table-cell>
          <table:table-cell table:formula="of:=[.J24]-[.M24]" office:value-type="float" office:value="650.98814229249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1550">
            <text:p>1550</text:p>
          </table:table-cell>
          <table:table-cell table:number-columns-repeated="2"/>
          <table:table-cell table:formula="of:=SUM([.H25];[.H53];[.H81];[.H115])" office:value-type="float" office:value="6519.82969564299">
            <text:p>6519.829695643</text:p>
          </table:table-cell>
          <table:table-cell table:formula="of:=SUM([.M25:.M25];[.N2])" office:value-type="float" office:value="9209.829695643">
            <text:p>9209.829695643</text:p>
          </table:table-cell>
          <table:table-cell office:value-type="string">
            <text:p>*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Նաիրա</text:p>
          </table:table-cell>
          <table:table-cell table:style-name="ce7" office:value-type="float" office:value="7550">
            <text:p>7550</text:p>
          </table:table-cell>
          <table:table-cell table:number-columns-repeated="2"/>
          <table:table-cell table:formula="of:=SUM([.H26];[.H54];[.H82];[.H116])" office:value-type="float" office:value="6914.27414008744">
            <text:p>6914.2741400874</text:p>
          </table:table-cell>
          <table:table-cell table:formula="of:=SUM([.M26:.M26];[.N2])" office:value-type="float" office:value="9604.27414008744">
            <text:p>9604.2741400874</text:p>
          </table:table-cell>
          <table:table-cell table:formula="of:=[.J26]-[.N26]" office:value-type="float" office:value="-2054.27414008744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Թամարա</text:p>
          </table:table-cell>
          <table:table-cell table:style-name="ce7" office:value-type="float" office:value="7550">
            <text:p>7550</text:p>
          </table:table-cell>
          <table:table-cell table:number-columns-repeated="2"/>
          <table:table-cell table:formula="of:=SUM([.H27];[.H55];[.H83];[.H117])" office:value-type="float" office:value="6140.97097266662">
            <text:p>6140.9709726666</text:p>
          </table:table-cell>
          <table:table-cell table:formula="of:=SUM([.M27:.M27];[.N2])" office:value-type="float" office:value="8830.97097266662">
            <text:p>8830.9709726666</text:p>
          </table:table-cell>
          <table:table-cell table:formula="of:=[.J27]-[.N27]" office:value-type="float" office:value="-1280.97097266662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>
            <text:p>394.4444444444</text:p>
          </table:table-cell>
          <table:table-cell table:formula="of:=[.C3]/21" office:value-type="float" office:value="352.380952380952">
            <text:p>352.380952381</text:p>
          </table:table-cell>
          <table:table-cell table:formula="of:=[.D3]/21" office:value-type="float" office:value="347.619047619048">
            <text:p>347.619047619</text:p>
          </table:table-cell>
          <table:table-cell table:formula="of:=[.E3]/17" office:value-type="float" office:value="411.764705882353">
            <text:p>411.7647058824</text:p>
          </table:table-cell>
          <table:table-cell table:formula="of:=[.F3]/23" office:value-type="float" office:value="321.739130434783">
            <text:p>321.7391304348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2"/>
          <table:table-cell table:style-name="ce2" office:value-type="string">
            <text:p>Edgar</text:p>
          </table:table-cell>
          <table:table-cell table:formula="of:=SUM([.H84];[.H118])" office:value-type="float" office:value="3683.99300699301">
            <text:p>3683.993006993</text:p>
          </table:table-cell>
          <table:table-cell table:style-name="ce2" table:formula="of:=SUM([.N4:.N27])" office:value-type="float" office:value="193389.578046373">
            <text:p>193389.578046373</text:p>
          </table:table-cell>
          <table:table-cell table:formula="of:=3000-[.M28]" office:value-type="float" office:value="-683.993006993007">
            <text:p>-683.993006993</text:p>
          </table:table-cell>
        </table:table-row>
        <table:table-row table:style-name="ro12">
          <table:table-cell table:number-columns-repeated="8"/>
          <table:table-cell table:style-name="ce23"/>
          <table:table-cell table:number-columns-repeated="2"/>
          <table:table-cell table:style-name="ce2" office:value-type="string">
            <text:p>Hasmik K</text:p>
          </table:table-cell>
          <table:table-cell table:formula="of:=SUM([.H85];[.H119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>
            <text:p>Smbat</text:p>
          </table:table-cell>
          <table:table-cell table:formula="of:=SUM([.H86];[.H120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style-name="ce28" office:value-type="date" office:date-value="2016-09-05">
            <text:p>09/05/16</text:p>
          </table:table-cell>
          <table:table-cell office:value-type="float" office:value="0">
            <text:p>0</text:p>
          </table:table-cell>
          <table:table-cell office:value-type="float" office:value="7300">
            <text:p>7300</text:p>
          </table:table-cell>
          <table:table-cell office:value-type="float" office:value="7200">
            <text:p>7200</text:p>
          </table:table-cell>
          <table:table-cell office:value-type="float" office:value="9700">
            <text:p>9700</text:p>
          </table:table-cell>
          <table:table-cell office:value-type="float" office:value="8100">
            <text:p>8100</text:p>
          </table:table-cell>
          <table:table-cell table:style-name="ce2" table:formula="of:=SUM([.B31:.F31])" office:value-type="float" office:value="32300">
            <text:p>32300</text:p>
          </table:table-cell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office:value-type="string">
            <text:p>Ani</text:p>
          </table:table-cell>
          <table:table-cell table:formula="of:=SUM([.H87];[.H121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3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ժելա</text:p>
          </table:table-cell>
          <table:table-cell table:number-columns-repeated="2"/>
          <table:table-cell table:style-name="ce2" office:value-type="string">
            <text:p>Araks</text:p>
          </table:table-cell>
          <table:table-cell table:formula="of:=SUM([.H88];[.H122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3">
          <table:table-cell table:number-columns-repeated="7"/>
          <table:table-cell table:formula="of:=[.C56]+[.D56]+3*[.E56]+2.5*[.F56]" office:value-type="float" office:value="2673.1240981241">
            <text:p>2673.1240981241</text:p>
          </table:table-cell>
          <table:table-cell office:value-type="string">
            <text:p>Արմենուհի</text:p>
          </table:table-cell>
          <table:table-cell table:number-columns-repeated="2"/>
          <table:table-cell table:style-name="ce2" office:value-type="string">
            <text:p>Meruj</text:p>
          </table:table-cell>
          <table:table-cell table:formula="of:=SUM([.H89];[.H123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table:style-name="ce48" office:value-type="string">
            <text:p>Գայանե</text:p>
          </table:table-cell>
          <table:table-cell table:number-columns-repeated="3"/>
          <table:table-cell table:style-name="ce2" table:formula="of:=SUM([.M4:.M33])" office:value-type="float" office:value="158674.287076474">
            <text:p>158674.287076474</text:p>
          </table:table-cell>
          <table:table-cell/>
          <table:table-cell table:style-name="ce2" table:formula="of:=SUM([.O5];[.O6];[.O8];[.O9];[.O10];[.O11];[.O12];[.O13];[.O14];[.O16];[.O19];[.O20];[.O21];[.O22];[.O23];[.O25];[.O26];[.O27];[.O28];[.O29];[.O30];[.O31];[.O32];[.O33])" office:value-type="float" office:value="-50079.8649475938">
            <text:p>-50079.8649475938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office:value-type="string">
            <text:p>Արեգ</text:p>
          </table:table-cell>
          <table:table-cell/>
          <table:table-cell office:value-type="float" office:value="36000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>
            <text:p>2480.1106301106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>
            <text:p>2670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Gena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3"/>
          <table:table-cell table:style-name="ce3"/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table:formula="of:=SUM([.C56];[.E56])" office:value-type="float" office:value="706.878306878307">
            <text:p>706.8783068783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Movses</text:p>
          </table:table-cell>
          <table:table-cell office:value-type="string">
            <text:p>-Sargis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C56:.F56])" office:value-type="float" office:value="1402.33285233285">
            <text:p>1402.332852332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table:style-name="ce38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>
            <text:p>1043.0735930736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>
            <text:p>1043.073593073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>
            <text:p>1054.7138047138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>
            <text:p>327.2727272727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>
            <text:p>0</text:p>
          </table:table-cell>
          <table:table-cell table:formula="of:=[.C31]/21" office:value-type="float" office:value="347.619047619048">
            <text:p>347.619047619</text:p>
          </table:table-cell>
          <table:table-cell table:formula="of:=[.D31]/22" office:value-type="float" office:value="327.272727272727">
            <text:p>327.2727272727</text:p>
          </table:table-cell>
          <table:table-cell table:formula="of:=[.E31]/27" office:value-type="float" office:value="359.259259259259">
            <text:p>359.2592592593</text:p>
          </table:table-cell>
          <table:table-cell table:formula="of:=[.F31]/22" office:value-type="float" office:value="368.181818181818">
            <text:p>368.1818181818</text:p>
          </table:table-cell>
          <table:table-cell/>
          <table:table-cell table:style-name="ce2" table:formula="of:=SUM([.H31:.H55])" office:value-type="float" office:value="32296.8759018759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16/05/2016</text:p>
          </table:table-cell>
          <table:table-cell office:value-type="float" office:value="8600">
            <text:p>8600</text:p>
          </table:table-cell>
          <table:table-cell office:value-type="float" office:value="9800">
            <text:p>9800</text:p>
          </table:table-cell>
          <table:table-cell office:value-type="float" office:value="10800">
            <text:p>10800</text:p>
          </table:table-cell>
          <table:table-cell office:value-type="float" office:value="9100">
            <text:p>9100</text:p>
          </table:table-cell>
          <table:table-cell office:value-type="float" office:value="9400">
            <text:p>9400</text:p>
          </table:table-cell>
          <table:table-cell table:style-name="ce2" table:formula="of:=SUM([.B59:.F59])" office:value-type="float" office:value="47700">
            <text:p>47700</text:p>
          </table:table-cell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>
            <text:p>1792.307692307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48" office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31" office:value-type="string">
            <text:p>Մանե</text:p>
          </table:table-cell>
          <table:table-cell/>
          <table:table-cell office:value-type="float" office:value="45000">
            <text:p>45000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/>
          <table:table-cell office:value-type="string">
            <text:p>+Mariam</text:p>
          </table:table-cell>
          <table:table-cell/>
          <table:table-cell table:formula="of:=SUM([.C90:.F90])" office:value-type="float" office:value="1461.53846153846">
            <text:p>1461.5384615385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2" office:value-type="string">
            <text:p>+Mariam</text:p>
          </table:table-cell>
          <table:table-cell table:number-columns-repeated="2"/>
          <table:table-cell table:formula="of:=SUM([.E90:.F90])" office:value-type="float" office:value="698.575498575499">
            <text:p>698.5754985755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Taron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2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-Marine</text:p>
          </table:table-cell>
          <table:table-cell table:number-columns-repeated="2" office:value-type="string">
            <text:p>-Taro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-Taron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5"/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table:style-name="ce38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>
            <text:p>1455.2706552707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38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Edgar</text:p>
          </table:table-cell>
          <table:table-cell table:style-name="ce51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Hasmik K</text:p>
          </table:table-cell>
          <table:table-cell table:style-name="ce51" office:value-type="float" office:value="3000">
            <text:p>3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Smbat</text:p>
          </table:table-cell>
          <table:table-cell table:style-name="ce51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ni</text:p>
          </table:table-cell>
          <table:table-cell table:style-name="ce51" office:value-type="float" office:value="3000">
            <text:p>3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raks</text:p>
          </table:table-cell>
          <table:table-cell table:style-name="ce51" office:value-type="float" office:value="3000">
            <text:p>3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Meruj</text:p>
          </table:table-cell>
          <table:table-cell table:style-name="ce51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>
            <text:p>330.7692307692</text:p>
          </table:table-cell>
          <table:table-cell table:formula="of:=[.C59]/27" office:value-type="float" office:value="362.962962962963">
            <text:p>362.962962963</text:p>
          </table:table-cell>
          <table:table-cell table:formula="of:=[.D59]/27" office:value-type="float" office:value="400">
            <text:p>400</text:p>
          </table:table-cell>
          <table:table-cell table:formula="of:=[.E59]/27" office:value-type="float" office:value="337.037037037037">
            <text:p>337.037037037</text:p>
          </table:table-cell>
          <table:table-cell table:formula="of:=[.F59]/26" office:value-type="float" office:value="361.538461538462">
            <text:p>361.5384615385</text:p>
          </table:table-cell>
          <table:table-cell/>
          <table:table-cell table:style-name="ce2" table:formula="of:=SUM([.H59:.H89])" office:value-type="float" office:value="47700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3/05/2016</text:p>
          </table:table-cell>
          <table:table-cell office:value-type="float" office:value="9300">
            <text:p>9300</text:p>
          </table:table-cell>
          <table:table-cell office:value-type="float" office:value="9100">
            <text:p>9100</text:p>
          </table:table-cell>
          <table:table-cell office:value-type="float" office:value="8800">
            <text:p>8800</text:p>
          </table:table-cell>
          <table:table-cell office:value-type="float" office:value="10900">
            <text:p>10900</text:p>
          </table:table-cell>
          <table:table-cell office:value-type="float" office:value="9400">
            <text:p>9400</text:p>
          </table:table-cell>
          <table:table-cell table:style-name="ce2" table:formula="of:=SUM([.B93:.F93])" office:value-type="float" office:value="47500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>
            <text:p>1530.1468531469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48" office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Հասմիկ Դ․</text:p>
          </table:table-cell>
          <table:table-cell/>
          <table:table-cell office:value-type="float" office:value="27000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];[.C124];[.F124])" office:value-type="float" office:value="1044.23076923077">
            <text:p>1044.2307692308</text:p>
          </table:table-cell>
          <table:table-cell office:value-type="string">
            <text:p>Ժոզեֆ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office:value-type="string">
            <text:p>-Arman</text:p>
          </table:table-cell>
          <table:table-cell/>
          <table:table-cell office:value-type="string">
            <text:p>-Armenuhi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>
            <text:p>1181.993006993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man</text:p>
          </table:table-cell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>
            <text:p>1044.2307692308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office:value-type="string">
            <text:p>-Tamara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3"/>
          <table:table-cell office:value-type="string">
            <text:p>-Mher</text:p>
          </table:table-cell>
          <table:table-cell office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>
            <text:p>1396.2307692308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Taron</text:p>
          </table:table-cell>
          <table:table-cell table:number-columns-repeated="2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B124:.F124])" office:value-type="float" office:value="1891.68531468531">
            <text:p>1891.6853146853</text:p>
          </table:table-cell>
          <table:table-cell table:style-name="ce38" office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3"/>
          <table:table-cell office:value-type="string">
            <text:p>-Jozef</text:p>
          </table:table-cell>
          <table:table-cell office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>
            <text:p>1038.538461538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>
            <text:p>1396.2307692308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>
            <text:p>1396.2307692308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38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>
            <text:p>1530.146853146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Hasmik K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Ani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Arak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>
            <text:p>357.6923076923</text:p>
          </table:table-cell>
          <table:table-cell table:formula="of:=[.C93]/28" office:value-type="float" office:value="325">
            <text:p>325</text:p>
          </table:table-cell>
          <table:table-cell table:formula="of:=[.D93]/25" office:value-type="float" office:value="352">
            <text:p>352</text:p>
          </table:table-cell>
          <table:table-cell table:formula="of:=[.E93]/22" office:value-type="float" office:value="495.454545454545">
            <text:p>495.4545454545</text:p>
          </table:table-cell>
          <table:table-cell table:formula="of:=[.F93]/26" office:value-type="float" office:value="361.538461538462">
            <text:p>361.5384615385</text:p>
          </table:table-cell>
          <table:table-cell/>
          <table:table-cell table:style-name="ce2" table:formula="of:=SUM([.H94:.H123])" office:value-type="float" office:value="47500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default-cell-style-name="ce7"/>
        <table:table-column table:style-name="co1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</table:table-row>
        <table:table-row table:style-name="ro5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9" office:value-type="float" office:value="2700">
            <text:p>2700</text:p>
          </table:table-cell>
          <table:table-cell/>
        </table:table-row>
        <table:table-row table:style-name="ro12">
          <table:table-cell table:style-name="ce28" office:value-type="string">
            <text:p>30/05/2016</text:p>
          </table:table-cell>
          <table:table-cell office:value-type="float" office:value="9500">
            <text:p>9500</text:p>
          </table:table-cell>
          <table:table-cell table:number-columns-repeated="4"/>
          <table:table-cell table:style-name="ce2" table:formula="of:=SUM([.B3:.F3])" office:value-type="float" office:value="9500">
            <text:p>9500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34:.F34])" office:value-type="float" office:value="395.833333333333">
            <text:p>395.8333333333</text:p>
          </table:table-cell>
          <table:table-cell office:value-type="string">
            <text:p>Անժելա</text:p>
          </table:table-cell>
          <table:table-cell/>
          <table:table-cell table:formula="of:=SUM([.J2];[.J38])" office:value-type="float" office:value="17700">
            <text:p>177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395.833333333333">
            <text:p>395.8333333333</text:p>
          </table:table-cell>
          <table:table-cell office:value-type="string">
            <text:p>Արմենուհի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395.833333333333">
            <text:p>395.8333333333</text:p>
          </table:table-cell>
          <table:table-cell table:style-name="ce48" office:value-type="string">
            <text:p>Գայանե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C34:.F34])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34:.F34])" office:value-type="float" office:value="395.833333333333">
            <text:p>395.8333333333</text:p>
          </table:table-cell>
          <table:table-cell table:style-name="ce31" office:value-type="string">
            <text:p>Մանե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34:.F34])" office:value-type="float" office:value="395.833333333333">
            <text:p>395.8333333333</text:p>
          </table:table-cell>
          <table:table-cell table:style-name="ce31" office:value-type="string">
            <text:p>Նանե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34:.F34])" office:value-type="float" office:value="395.833333333333">
            <text:p>395.8333333333</text:p>
          </table:table-cell>
          <table:table-cell office:value-type="string">
            <text:p>Հասմիկ Դ․</text:p>
          </table:table-cell>
          <table:table-cell table:style-name="ce51" office:value-type="float" office:value="3000">
            <text:p>3000</text:p>
          </table:table-cell>
          <table:table-cell/>
        </table:table-row>
        <table:table-row table:style-name="ro12">
          <table:table-cell table:number-columns-repeated="2"/>
          <table:table-cell office:value-type="string">
            <text:p>-Seryoja</text:p>
          </table:table-cell>
          <table:table-cell table:style-name="ce3" office:value-type="string">
            <text:p>-Taron</text:p>
          </table:table-cell>
          <table:table-cell office:value-type="string">
            <text:p>-Arman</text:p>
          </table:table-cell>
          <table:table-cell table:number-columns-repeated="2"/>
          <table:table-cell table:formula="of:=SUM([.C34:.F34])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/>
          <table:table-cell table:formula="of:=SUM([.B34:.F34])" office:value-type="float" office:value="395.833333333333">
            <text:p>395.8333333333</text:p>
          </table:table-cell>
          <table:table-cell table:style-name="ce31" office:value-type="string">
            <text:p>Սարգիս</text:p>
          </table:table-cell>
          <table:table-cell table:style-name="ce51"/>
          <table:table-cell/>
        </table:table-row>
        <table:table-row table:style-name="ro12">
          <table:table-cell/>
          <table:table-cell office:value-type="string">
            <text:p>-Mariam</text:p>
          </table:table-cell>
          <table:table-cell office:value-type="string">
            <text:p>+Mariam</text:p>
          </table:table-cell>
          <table:table-cell table:number-columns-repeated="2" office:value-type="string">
            <text:p>-Marine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style-name="Default"/>
          <table:table-cell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Mpvses</text:p>
          </table:table-cell>
          <table:table-cell table:number-columns-repeated="2"/>
          <table:table-cell table:formula="of:=SUM([.D34];[.F34])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2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34:.F34])" office:value-type="float" office:value="395.833333333333">
            <text:p>395.8333333333</text:p>
          </table:table-cell>
          <table:table-cell office:value-type="string">
            <text:p>Սերյոժա</text:p>
          </table:table-cell>
          <table:table-cell table:style-name="ce47"/>
          <table:table-cell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34:.F34])" office:value-type="float" office:value="395.833333333333">
            <text:p>395.8333333333</text:p>
          </table:table-cell>
          <table:table-cell office:value-type="string">
            <text:p>Մհեր</text:p>
          </table:table-cell>
          <table:table-cell table:style-name="ce52"/>
          <table:table-cell/>
        </table:table-row>
        <table:table-row table:style-name="ro12">
          <table:table-cell table:number-columns-repeated="4"/>
          <table:table-cell office:value-type="string">
            <text:p>-Tamaran</text:p>
          </table:table-cell>
          <table:table-cell table:number-columns-repeated="2"/>
          <table:table-cell table:formula="of:=SUM([.B34:.F34])" office:value-type="float" office:value="395.833333333333">
            <text:p>395.8333333333</text:p>
          </table:table-cell>
          <table:table-cell office:value-type="string">
            <text:p>Դավիթ</text:p>
          </table:table-cell>
          <table:table-cell table:style-name="ce52"/>
          <table:table-cell/>
        </table:table-row>
        <table:table-row table:style-name="ro12">
          <table:table-cell table:number-columns-repeated="4"/>
          <table:table-cell office:value-type="string">
            <text:p>-Sargiis</text:p>
          </table:table-cell>
          <table:table-cell table:number-columns-repeated="2"/>
          <table:table-cell table:formula="of:=SUM([.B34];[.C34];[.E34];[.F34])" office:value-type="float" office:value="395.833333333333">
            <text:p>395.8333333333</text:p>
          </table:table-cell>
          <table:table-cell table:style-name="ce31" office:value-type="string">
            <text:p>Տարոն</text:p>
          </table:table-cell>
          <table:table-cell table:style-name="ce49"/>
          <table:table-cell/>
        </table:table-row>
        <table:table-row table:style-name="ro12">
          <table:table-cell table:number-columns-repeated="7"/>
          <table:table-cell table:formula="of:=SUM([.B34:.F34])" office:value-type="float" office:value="395.833333333333">
            <text:p>395.8333333333</text:p>
          </table:table-cell>
          <table:table-cell office:value-type="string">
            <text:p>Հրաչ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395.833333333333">
            <text:p>395.8333333333</text:p>
          </table:table-cell>
          <table:table-cell table:style-name="ce38" office:value-type="string">
            <text:p>Ստեփան</text:p>
          </table:table-cell>
          <table:table-cell table:style-name="ce51" office:value-type="float" office:value="9700">
            <text:p>9700</text:p>
          </table:table-cell>
          <table:table-cell/>
        </table:table-row>
        <table:table-row table:style-name="ro12">
          <table:table-cell table:number-columns-repeated="7"/>
          <table:table-cell table:formula="of:=SUM([.B34];[.C34];[.D34];[.F34])" office:value-type="float" office:value="395.833333333333">
            <text:p>395.8333333333</text:p>
          </table:table-cell>
          <table:table-cell office:value-type="string">
            <text:p>Վահե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395.833333333333">
            <text:p>395.8333333333</text:p>
          </table:table-cell>
          <table:table-cell office:value-type="string">
            <text:p>Տաթև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D34];[.F34])" office:value-type="float" office:value="395.833333333333">
            <text:p>395.8333333333</text:p>
          </table:table-cell>
          <table:table-cell office:value-type="string">
            <text:p>Մովսես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F34])"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style-name="ce52"/>
          <table:table-cell/>
        </table:table-row>
        <table:table-row table:style-name="ro12">
          <table:table-cell table:number-columns-repeated="7"/>
          <table:table-cell table:formula="of:=SUM([.C34:.F34])" office:value-type="float" office:value="0">
            <text:p>0</text:p>
          </table:table-cell>
          <table:table-cell table:style-name="ce45" office:value-type="string">
            <text:p>Մարիամ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395.833333333333">
            <text:p>395.8333333333</text:p>
          </table:table-cell>
          <table:table-cell office:value-type="string">
            <text:p>Նաիրա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D34];[.F34])" office:value-type="float" office:value="395.833333333333">
            <text:p>395.8333333333</text:p>
          </table:table-cell>
          <table:table-cell office:value-type="string">
            <text:p>Թամարա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395.833333333333">
            <text:p>395.8333333333</text:p>
          </table:table-cell>
          <table:table-cell table:style-name="Default" office:value-type="string">
            <text:p>Edgar</text:p>
          </table:table-cell>
          <table:table-cell table:style-name="Default"/>
          <table:table-cell/>
        </table:table-row>
        <table:table-row table:style-name="ro12">
          <table:table-cell table:number-columns-repeated="7"/>
          <table:table-cell table:formula="of:=SUM([.B34:.F34])" office:value-type="float" office:value="395.833333333333">
            <text:p>395.8333333333</text:p>
          </table:table-cell>
          <table:table-cell table:style-name="Default" office:value-type="string">
            <text:p>Hasmik K</text:p>
          </table:table-cell>
          <table:table-cell table:style-name="Default"/>
          <table:table-cell/>
        </table:table-row>
        <table:table-row table:style-name="ro12">
          <table:table-cell table:number-columns-repeated="7"/>
          <table:table-cell table:formula="of:=SUM([.B34:.F34])" office:value-type="float" office:value="395.833333333333">
            <text:p>395.8333333333</text:p>
          </table:table-cell>
          <table:table-cell table:style-name="Default" office:value-type="string">
            <text:p>Smbat</text:p>
          </table:table-cell>
          <table:table-cell table:style-name="Default"/>
          <table:table-cell/>
        </table:table-row>
        <table:table-row table:style-name="ro12">
          <table:table-cell table:number-columns-repeated="7"/>
          <table:table-cell table:formula="of:=SUM([.B34:.F34])" office:value-type="float" office:value="395.833333333333">
            <text:p>395.8333333333</text:p>
          </table:table-cell>
          <table:table-cell table:style-name="Default" office:value-type="string">
            <text:p>Ani</text:p>
          </table:table-cell>
          <table:table-cell table:style-name="Default"/>
          <table:table-cell/>
        </table:table-row>
        <table:table-row table:style-name="ro12">
          <table:table-cell table:number-columns-repeated="7"/>
          <table:table-cell table:formula="of:=SUM([.B34:.F34])" office:value-type="float" office:value="395.833333333333">
            <text:p>395.8333333333</text:p>
          </table:table-cell>
          <table:table-cell table:style-name="Default" office:value-type="string">
            <text:p>Araks</text:p>
          </table:table-cell>
          <table:table-cell table:style-name="Default"/>
          <table:table-cell/>
        </table:table-row>
        <table:table-row table:style-name="ro12">
          <table:table-cell table:number-columns-repeated="7"/>
          <table:table-cell table:formula="of:=SUM([.B34:.F34])" office:value-type="float" office:value="395.833333333333">
            <text:p>395.8333333333</text:p>
          </table:table-cell>
          <table:table-cell table:style-name="Default" office:value-type="string">
            <text:p>Meruj</text:p>
          </table:table-cell>
          <table:table-cell table:style-name="Default"/>
          <table:table-cell/>
        </table:table-row>
        <table:table-row table:style-name="ro12">
          <table:table-cell/>
          <table:table-cell table:formula="of:=[.B3]/24" office:value-type="float" office:value="395.833333333333">
            <text:p>395.8333333333</text:p>
          </table:table-cell>
          <table:table-cell table:formula="of:=[.C3]/21" office:value-type="float" office:value="0">
            <text:p>0</text:p>
          </table:table-cell>
          <table:table-cell table:formula="of:=[.D3]/21" office:value-type="float" office:value="0">
            <text:p>0</text:p>
          </table:table-cell>
          <table:table-cell table:formula="of:=[.E3]/17" office:value-type="float" office:value="0">
            <text:p>0</text:p>
          </table:table-cell>
          <table:table-cell table:formula="of:=[.F3]/23" office:value-type="float" office:value="0">
            <text:p>0</text:p>
          </table:table-cell>
          <table:table-cell/>
          <table:table-cell table:style-name="ce2" table:formula="of:=SUM([.H4:.H33])" office:value-type="float" office:value="9500">
            <text:p>9500</text:p>
          </table:table-cell>
          <table:table-cell table:style-name="Default" table:number-columns-repeated="2"/>
          <table:table-cell/>
        </table:table-row>
        <table:table-row table:style-name="ro12" table:number-rows-repeated="3">
          <table:table-cell table:number-columns-repeated="8"/>
          <table:table-cell table:style-name="Default" table:number-columns-repeated="2"/>
          <table:table-cell/>
        </table:table-row>
        <table:table-row table:style-name="ro12">
          <table:table-cell table:number-columns-repeated="8"/>
          <table:table-cell table:style-name="Default"/>
          <table:table-cell table:style-name="Default" office:value-type="float" office:value="15000">
            <text:p>1500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0">05/30/2016</text:date>, <text:time>14:03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5-30T14:03:31</dc:date>
    <meta:editing-duration>P7DT10H32M43S</meta:editing-duration>
    <meta:editing-cycles>2519</meta:editing-cycles>
    <meta:generator>OpenOffice/4.1.1$Unix OpenOffice.org_project/411m6$Build-9775</meta:generator>
    <dc:creator>Hasmik Dabaghyan</dc:creator>
    <meta:document-statistic meta:table-count="15" meta:cell-count="6354" meta:object-count="0"/>
  </office:meta>
</office:document-meta>
</file>